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a1" style:family="table">
      <style:table-properties style:width="15.014cm" table:align="left"/>
    </style:style>
    <style:style style:name="Tabla1.A" style:family="table-column">
      <style:table-column-properties style:column-width="4.415cm"/>
    </style:style>
    <style:style style:name="Tabla1.B" style:family="table-column">
      <style:table-column-properties style:column-width="5.641cm"/>
    </style:style>
    <style:style style:name="Tabla1.C" style:family="table-column">
      <style:table-column-properties style:column-width="4.95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776cm"/>
    </style:style>
    <style:style style:name="Tabla2.B" style:family="table-column">
      <style:table-column-properties style:column-width="5.95cm"/>
    </style:style>
    <style:style style:name="Tabla2.C" style:family="table-column">
      <style:table-column-properties style:column-width="8.274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53cm"/>
    </style:style>
    <style:style style:name="Tabla3.B" style:family="table-column">
      <style:table-column-properties style:column-width="6.593cm"/>
    </style:style>
    <style:style style:name="Tabla3.C" style:family="table-column">
      <style:table-column-properties style:column-width="6.877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2.992cm"/>
    </style:style>
    <style:style style:name="Tabla4.B" style:family="table-column">
      <style:table-column-properties style:column-width="2.886cm"/>
    </style:style>
    <style:style style:name="Tabla4.C" style:family="table-column">
      <style:table-column-properties style:column-width="2.397cm"/>
    </style:style>
    <style:style style:name="Tabla4.D" style:family="table-column">
      <style:table-column-properties style:column-width="2.381cm"/>
    </style:style>
    <style:style style:name="Tabla4.E" style:family="table-column">
      <style:table-column-properties style:column-width="3.239cm"/>
    </style:style>
    <style:style style:name="Tabla4.F" style:family="table-column">
      <style:table-column-properties style:column-width="3.106cm"/>
    </style:style>
    <style:style style:name="Tabla4.A1" style:family="table-cell">
      <style:table-cell-properties style:vertical-align="middle" fo:padding="0.049cm" fo:border="none"/>
    </style:style>
    <style:style style:name="Tabla5" style:family="table">
      <style:table-properties style:width="8.013cm" table:align="left"/>
    </style:style>
    <style:style style:name="Tabla5.A" style:family="table-column">
      <style:table-column-properties style:column-width="2.129cm"/>
    </style:style>
    <style:style style:name="Tabla5.B" style:family="table-column">
      <style:table-column-properties style:column-width="2.08cm"/>
    </style:style>
    <style:style style:name="Tabla5.C" style:family="table-column">
      <style:table-column-properties style:column-width="3.805cm"/>
    </style:style>
    <style:style style:name="Tabla5.A1" style:family="table-cell">
      <style:table-cell-properties style:vertical-align="middle" fo:padding="0.049cm" fo:border="none"/>
    </style:style>
    <style:style style:name="Tabla6" style:family="table">
      <style:table-properties style:width="17cm" table:align="left"/>
    </style:style>
    <style:style style:name="Tabla6.A" style:family="table-column">
      <style:table-column-properties style:column-width="3.06cm"/>
    </style:style>
    <style:style style:name="Tabla6.B" style:family="table-column">
      <style:table-column-properties style:column-width="6.327cm"/>
    </style:style>
    <style:style style:name="Tabla6.C" style:family="table-column">
      <style:table-column-properties style:column-width="7.613cm"/>
    </style:style>
    <style:style style:name="Tabla6.A1" style:family="table-cell">
      <style:table-cell-properties style:vertical-align="middle" fo:padding="0.049cm" fo:border="none"/>
    </style:style>
    <style:style style:name="Tabla7" style:family="table">
      <style:table-properties style:width="16.103cm" table:align="left"/>
    </style:style>
    <style:style style:name="Tabla7.A" style:family="table-column">
      <style:table-column-properties style:column-width="3.928cm"/>
    </style:style>
    <style:style style:name="Tabla7.B" style:family="table-column">
      <style:table-column-properties style:column-width="5.465cm"/>
    </style:style>
    <style:style style:name="Tabla7.C" style:family="table-column">
      <style:table-column-properties style:column-width="6.71cm"/>
    </style:style>
    <style:style style:name="Tabla7.A1" style:family="table-cell">
      <style:table-cell-properties style:vertical-align="middle" fo:padding="0.049cm" fo:border="none"/>
    </style:style>
    <style:style style:name="Tabla8" style:family="table">
      <style:table-properties style:width="17cm" table:align="left"/>
    </style:style>
    <style:style style:name="Tabla8.A" style:family="table-column">
      <style:table-column-properties style:column-width="3.791cm"/>
    </style:style>
    <style:style style:name="Tabla8.B" style:family="table-column">
      <style:table-column-properties style:column-width="6.565cm"/>
    </style:style>
    <style:style style:name="Tabla8.C" style:family="table-column">
      <style:table-column-properties style:column-width="6.645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1.448cm"/>
    </style:style>
    <style:style style:name="Tabla9.B" style:family="table-column">
      <style:table-column-properties style:column-width="3.678cm"/>
    </style:style>
    <style:style style:name="Tabla9.C" style:family="table-column">
      <style:table-column-properties style:column-width="3.609cm"/>
    </style:style>
    <style:style style:name="Tabla9.D" style:family="table-column">
      <style:table-column-properties style:column-width="3.81cm"/>
    </style:style>
    <style:style style:name="Tabla9.E" style:family="table-column">
      <style:table-column-properties style:column-width="4.456cm"/>
    </style:style>
    <style:style style:name="Tabla9.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5"/>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6"/>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7"/>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8"/>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9"/>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20"/>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1"/>
    <style:style style:name="P42" style:family="paragraph" style:parent-style-name="Text_20_body" style:list-style-name="L21">
      <style:paragraph-properties fo:margin-top="0cm" fo:margin-bottom="0cm" style:contextual-spacing="false"/>
    </style:style>
    <style:style style:name="P43" style:family="paragraph" style:parent-style-name="Text_20_body" style:list-style-name="L22"/>
    <style:style style:name="P44" style:family="paragraph" style:parent-style-name="Text_20_body" style:list-style-name="L22">
      <style:paragraph-properties fo:margin-top="0cm" fo:margin-bottom="0cm" style:contextual-spacing="false"/>
    </style:style>
    <style:style style:name="P45" style:family="paragraph" style:parent-style-name="Text_20_body" style:list-style-name="L23"/>
    <style:style style:name="P46" style:family="paragraph" style:parent-style-name="Text_20_body" style:list-style-name="L23">
      <style:paragraph-properties fo:margin-top="0cm" fo:margin-bottom="0cm" style:contextual-spacing="false"/>
    </style:style>
    <style:style style:name="P47" style:family="paragraph" style:parent-style-name="Text_20_body" style:list-style-name="L24"/>
    <style:style style:name="P48" style:family="paragraph" style:parent-style-name="Text_20_body" style:list-style-name="L24">
      <style:paragraph-properties fo:margin-top="0cm" fo:margin-bottom="0cm" style:contextual-spacing="false"/>
    </style:style>
    <style:style style:name="P49" style:family="paragraph" style:parent-style-name="Text_20_body" style:list-style-name="L25"/>
    <style:style style:name="P50" style:family="paragraph" style:parent-style-name="Text_20_body" style:list-style-name="L25">
      <style:paragraph-properties fo:margin-top="0cm" fo:margin-bottom="0cm" style:contextual-spacing="false"/>
    </style:style>
    <style:style style:name="P51" style:family="paragraph" style:parent-style-name="Text_20_body" style:list-style-name="L26"/>
    <style:style style:name="P52" style:family="paragraph" style:parent-style-name="Text_20_body" style:list-style-name="L26">
      <style:paragraph-properties fo:margin-top="0cm" fo:margin-bottom="0cm" style:contextual-spacing="false"/>
    </style:style>
    <style:style style:name="P53" style:family="paragraph" style:parent-style-name="Text_20_body" style:list-style-name="L27"/>
    <style:style style:name="P54" style:family="paragraph" style:parent-style-name="Text_20_body" style:list-style-name="L27">
      <style:paragraph-properties fo:margin-top="0cm" fo:margin-bottom="0cm" style:contextual-spacing="false"/>
    </style:style>
    <style:style style:name="P55" style:family="paragraph" style:parent-style-name="Text_20_body" style:list-style-name="L28"/>
    <style:style style:name="P56" style:family="paragraph" style:parent-style-name="Text_20_body" style:list-style-name="L28">
      <style:paragraph-properties fo:margin-top="0cm" fo:margin-bottom="0cm" style:contextual-spacing="false"/>
    </style:style>
    <style:style style:name="P57" style:family="paragraph" style:parent-style-name="Text_20_body" style:list-style-name="L29"/>
    <style:style style:name="P58" style:family="paragraph" style:parent-style-name="Text_20_body" style:list-style-name="L29">
      <style:paragraph-properties fo:margin-top="0cm" fo:margin-bottom="0cm" style:contextual-spacing="false"/>
    </style:style>
    <style:style style:name="P59" style:family="paragraph" style:parent-style-name="Text_20_body">
      <style:text-properties officeooo:rsid="0014609b" officeooo:paragraph-rsid="0014609b"/>
    </style:style>
    <style:style style:name="P60" style:family="paragraph" style:parent-style-name="Text_20_body">
      <style:paragraph-properties fo:margin-top="0cm" fo:margin-bottom="0cm" style:contextual-spacing="false"/>
      <style:text-properties officeooo:rsid="0014609b"/>
    </style:style>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paragraph-properties fo:margin-top="0cm" fo:margin-bottom="0cm" style:contextual-spacing="false"/>
    </style:style>
    <style:style style:name="P65" style:family="paragraph" style:parent-style-name="Text_20_body">
      <style:paragraph-properties fo:margin-top="0cm" fo:margin-bottom="0cm" style:contextual-spacing="false"/>
    </style:style>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7"/>
    <style:style style:name="P71" style:family="paragraph" style:parent-style-name="Text_20_body" style:list-style-name="L38"/>
    <style:style style:name="P72" style:family="paragraph" style:parent-style-name="Text_20_body" style:list-style-name="L38">
      <style:paragraph-properties fo:margin-top="0cm" fo:margin-bottom="0cm" style:contextual-spacing="false"/>
    </style:style>
    <style:style style:name="P73" style:family="paragraph" style:parent-style-name="Text_20_body" style:list-style-name="L39"/>
    <style:style style:name="P74" style:family="paragraph" style:parent-style-name="Text_20_body" style:list-style-name="L40"/>
    <style:style style:name="P75" style:family="paragraph" style:parent-style-name="Text_20_body" style:list-style-name="L40">
      <style:paragraph-properties fo:margin-top="0cm" fo:margin-bottom="0cm" style:contextual-spacing="false"/>
    </style:style>
    <style:style style:name="P76" style:family="paragraph" style:parent-style-name="Text_20_body" style:list-style-name="L41"/>
    <style:style style:name="P77" style:family="paragraph" style:parent-style-name="Text_20_body" style:list-style-name="L41">
      <style:paragraph-properties fo:margin-top="0cm" fo:margin-bottom="0cm" style:contextual-spacing="false"/>
    </style:style>
    <style:style style:name="P78" style:family="paragraph" style:parent-style-name="Text_20_body" style:list-style-name="L42"/>
    <style:style style:name="P79" style:family="paragraph" style:parent-style-name="Text_20_body" style:list-style-name="L42">
      <style:paragraph-properties fo:margin-top="0cm" fo:margin-bottom="0cm" style:contextual-spacing="false"/>
    </style:style>
    <style:style style:name="P80" style:family="paragraph" style:parent-style-name="Text_20_body" style:list-style-name="L43"/>
    <style:style style:name="P81" style:family="paragraph" style:parent-style-name="Text_20_body" style:list-style-name="L43">
      <style:paragraph-properties fo:margin-top="0cm" fo:margin-bottom="0cm" style:contextual-spacing="false"/>
    </style:style>
    <style:style style:name="P82" style:family="paragraph" style:parent-style-name="Text_20_body" style:list-style-name="L44"/>
    <style:style style:name="P83" style:family="paragraph" style:parent-style-name="Text_20_body" style:list-style-name="L44">
      <style:paragraph-properties fo:margin-top="0cm" fo:margin-bottom="0cm" style:contextual-spacing="false"/>
    </style:style>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Text_20_body" style:list-style-name="L48">
      <style:paragraph-properties fo:margin-top="0cm" fo:margin-bottom="0cm" style:contextual-spacing="false"/>
    </style:style>
    <style:style style:name="P89" style:family="paragraph" style:parent-style-name="Text_20_body" style:list-style-name="L49"/>
    <style:style style:name="P90" style:family="paragraph" style:parent-style-name="Text_20_body" style:list-style-name="L49">
      <style:paragraph-properties fo:margin-top="0cm" fo:margin-bottom="0cm" style:contextual-spacing="false"/>
    </style:style>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1">
      <style:paragraph-properties fo:margin-top="0cm" fo:margin-bottom="0cm" style:contextual-spacing="false"/>
    </style:style>
    <style:style style:name="P94" style:family="paragraph" style:parent-style-name="Text_20_body" style:list-style-name="L52"/>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Text_20_body" style:list-style-name="L56"/>
    <style:style style:name="P99" style:family="paragraph" style:parent-style-name="Text_20_body" style:list-style-name="L56">
      <style:paragraph-properties fo:margin-top="0cm" fo:margin-bottom="0cm" style:contextual-spacing="false"/>
    </style:style>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8">
      <style:paragraph-properties fo:margin-top="0cm" fo:margin-bottom="0cm" style:contextual-spacing="false"/>
    </style:style>
    <style:style style:name="P103" style:family="paragraph" style:parent-style-name="Text_20_body" style:list-style-name="L59"/>
    <style:style style:name="P104" style:family="paragraph" style:parent-style-name="Text_20_body" style:list-style-name="L60"/>
    <style:style style:name="P105" style:family="paragraph" style:parent-style-name="Text_20_body" style:list-style-name="L60">
      <style:paragraph-properties fo:margin-top="0cm" fo:margin-bottom="0cm" style:contextual-spacing="false"/>
    </style:style>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3"/>
    <style:style style:name="P109" style:family="paragraph" style:parent-style-name="Text_20_body" style:list-style-name="L63">
      <style:paragraph-properties fo:margin-top="0cm" fo:margin-bottom="0cm" style:contextual-spacing="false"/>
    </style:style>
    <style:style style:name="P110" style:family="paragraph" style:parent-style-name="Text_20_body" style:list-style-name="L64"/>
    <style:style style:name="P111" style:family="paragraph" style:parent-style-name="Text_20_body" style:list-style-name="L65"/>
    <style:style style:name="P112" style:family="paragraph" style:parent-style-name="Text_20_body" style:list-style-name="L65">
      <style:paragraph-properties fo:margin-top="0cm" fo:margin-bottom="0cm" style:contextual-spacing="false"/>
    </style:style>
    <style:style style:name="P113" style:family="paragraph" style:parent-style-name="Text_20_body" style:list-style-name="L66"/>
    <style:style style:name="P114" style:family="paragraph" style:parent-style-name="Text_20_body" style:list-style-name="L67"/>
    <style:style style:name="P115" style:family="paragraph" style:parent-style-name="Text_20_body" style:list-style-name="L68"/>
    <style:style style:name="P116" style:family="paragraph" style:parent-style-name="Text_20_body" style:list-style-name="L69"/>
    <style:style style:name="P117" style:family="paragraph" style:parent-style-name="Text_20_body" style:list-style-name="L70"/>
    <style:style style:name="P118" style:family="paragraph" style:parent-style-name="Text_20_body" style:list-style-name="L70">
      <style:paragraph-properties fo:margin-top="0cm" fo:margin-bottom="0cm" style:contextual-spacing="false"/>
    </style:style>
    <style:style style:name="P119" style:family="paragraph" style:parent-style-name="Text_20_body" style:list-style-name="L71"/>
    <style:style style:name="P120" style:family="paragraph" style:parent-style-name="Text_20_body" style:list-style-name="L71">
      <style:paragraph-properties fo:margin-top="0cm" fo:margin-bottom="0cm" style:contextual-spacing="false"/>
    </style:style>
    <style:style style:name="P121" style:family="paragraph" style:parent-style-name="Text_20_body" style:list-style-name="L72"/>
    <style:style style:name="P122" style:family="paragraph" style:parent-style-name="Text_20_body" style:list-style-name="L72">
      <style:paragraph-properties fo:margin-top="0cm" fo:margin-bottom="0cm" style:contextual-spacing="false"/>
    </style:style>
    <style:style style:name="P123" style:family="paragraph" style:parent-style-name="Text_20_body" style:list-style-name="L73"/>
    <style:style style:name="P124" style:family="paragraph" style:parent-style-name="Text_20_body" style:list-style-name="L73">
      <style:paragraph-properties fo:margin-top="0cm" fo:margin-bottom="0cm" style:contextual-spacing="false"/>
    </style:style>
    <style:style style:name="P125" style:family="paragraph" style:parent-style-name="Text_20_body" style:list-style-name="L74"/>
    <style:style style:name="P126" style:family="paragraph" style:parent-style-name="Text_20_body" style:list-style-name="L75"/>
    <style:style style:name="P127" style:family="paragraph" style:parent-style-name="Text_20_body" style:list-style-name="L75">
      <style:paragraph-properties fo:margin-top="0cm" fo:margin-bottom="0cm" style:contextual-spacing="false"/>
    </style:style>
    <style:style style:name="P128" style:family="paragraph" style:parent-style-name="Text_20_body" style:list-style-name="L76"/>
    <style:style style:name="P129" style:family="paragraph" style:parent-style-name="Text_20_body" style:list-style-name="L76">
      <style:paragraph-properties fo:margin-top="0cm" fo:margin-bottom="0cm" style:contextual-spacing="false"/>
    </style:style>
    <style:style style:name="P130" style:family="paragraph" style:parent-style-name="Text_20_body" style:list-style-name="L77"/>
    <style:style style:name="P131" style:family="paragraph" style:parent-style-name="Text_20_body" style:list-style-name="L77">
      <style:paragraph-properties fo:margin-top="0cm" fo:margin-bottom="0cm" style:contextual-spacing="false"/>
    </style:style>
    <style:style style:name="P132" style:family="paragraph" style:parent-style-name="Text_20_body" style:list-style-name="L78"/>
    <style:style style:name="P133" style:family="paragraph" style:parent-style-name="Text_20_body" style:list-style-name="L78">
      <style:paragraph-properties fo:margin-top="0cm" fo:margin-bottom="0cm" style:contextual-spacing="false"/>
    </style:style>
    <style:style style:name="P134" style:family="paragraph" style:parent-style-name="Text_20_body" style:list-style-name="L79"/>
    <style:style style:name="P135" style:family="paragraph" style:parent-style-name="Text_20_body" style:list-style-name="L79">
      <style:paragraph-properties fo:margin-top="0cm" fo:margin-bottom="0cm" style:contextual-spacing="false"/>
    </style:style>
    <style:style style:name="P136" style:family="paragraph" style:parent-style-name="Text_20_body" style:list-style-name="L80"/>
    <style:style style:name="P137" style:family="paragraph" style:parent-style-name="Text_20_body" style:list-style-name="L80">
      <style:paragraph-properties fo:margin-top="0cm" fo:margin-bottom="0cm" style:contextual-spacing="false"/>
    </style:style>
    <style:style style:name="P138" style:family="paragraph" style:parent-style-name="Text_20_body" style:list-style-name="L81"/>
    <style:style style:name="P139" style:family="paragraph" style:parent-style-name="Text_20_body" style:list-style-name="L81">
      <style:paragraph-properties fo:margin-top="0cm" fo:margin-bottom="0cm" style:contextual-spacing="false"/>
    </style:style>
    <style:style style:name="P140" style:family="paragraph" style:parent-style-name="Text_20_body" style:list-style-name="L82"/>
    <style:style style:name="P141" style:family="paragraph" style:parent-style-name="Text_20_body" style:list-style-name="L82">
      <style:paragraph-properties fo:margin-top="0cm" fo:margin-bottom="0cm" style:contextual-spacing="false"/>
    </style:style>
    <style:style style:name="P142" style:family="paragraph" style:parent-style-name="Text_20_body" style:list-style-name="L83"/>
    <style:style style:name="P143" style:family="paragraph" style:parent-style-name="Text_20_body" style:list-style-name="L83">
      <style:paragraph-properties fo:margin-top="0cm" fo:margin-bottom="0cm" style:contextual-spacing="false"/>
    </style:style>
    <style:style style:name="P144" style:family="paragraph" style:parent-style-name="Text_20_body" style:list-style-name="L84"/>
    <style:style style:name="P145" style:family="paragraph" style:parent-style-name="Text_20_body" style:list-style-name="L85"/>
    <style:style style:name="P146" style:family="paragraph" style:parent-style-name="Text_20_body" style:list-style-name="L85">
      <style:paragraph-properties fo:margin-top="0cm" fo:margin-bottom="0cm" style:contextual-spacing="false"/>
    </style:style>
    <style:style style:name="P147" style:family="paragraph" style:parent-style-name="Text_20_body" style:list-style-name="L86"/>
    <style:style style:name="T1" style:family="text">
      <style:text-properties officeooo:rsid="00165bd7"/>
    </style:style>
    <style:style style:name="T2" style:family="text">
      <style:text-properties officeooo:rsid="0018421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1 – Capítulo 1 – <text:span text:style-name="T2">ALMACENAMIENTO</text:span></text:p>
      <text:p text:style-name="Text_20_body"/>
      <text:p text:style-name="P59">Un <text:span text:style-name="Strong_20_Emphasis">disco duro HDD</text:span> (Hard Disk Drive) es un dispositivo de almacenamiento de datos que utiliza tecnología magnética para guardar y recuperar información digital. Se ha utilizado ampliamente en computadoras y otros dispositivos electrónicos para almacenar archivos, sistemas operativos, programas, y más. A diferencia de los discos de estado sólido (SSD), los HDDs dependen de componentes mecánicos móviles, lo que es clave para su funcionamiento.</text:p>
      <text:h text:style-name="Heading_20_3" text:outline-level="3">Funcionamiento</text:h>
      <text:p text:style-name="Text_20_body">El HDD consta de varios componentes principales:</text:p>
      <text:list text:style-name="L30">
        <text:list-item>
          <text:p text:style-name="P61"><text:span text:style-name="Strong_20_Emphasis">Platos</text:span>: Discos circulares recubiertos de material magnético. Estos platos giran a alta velocidad (normalmente entre 5,400 y 7,200 revoluciones por minuto, aunque algunos modelos pueden alcanzar hasta 15,000 RPM).</text:p>
        </text:list-item>
        <text:list-item>
          <text:p text:style-name="P61"><text:span text:style-name="Strong_20_Emphasis">Cabezal de lectura/escritura</text:span>: Este cabezal flota sobre los platos y es responsable de leer y escribir datos. Se encuentra en el extremo de un brazo móvil, conocido como <text:span text:style-name="Strong_20_Emphasis">actuador</text:span>, que lo posiciona sobre la pista correspondiente en el plato.</text:p>
        </text:list-item>
        <text:list-item>
          <text:p text:style-name="P61"><text:span text:style-name="Strong_20_Emphasis">Controlador</text:span>: Un pequeño circuito electrónico integrado en el disco duro que gestiona las operaciones de lectura y escritura, así como la comunicación con la computadora.</text:p>
        </text:list-item>
        <text:list-item>
          <text:p text:style-name="P61"><text:span text:style-name="Strong_20_Emphasis">Motor</text:span>: Impulsa los platos para que giren y permite que el cabezal acceda a diferentes partes de los platos.</text:p>
        </text:list-item>
      </text:list>
      <text:h text:style-name="Heading_20_3" text:outline-level="3">Tecnologías empleadas en los HDDs</text:h>
      <text:list text:style-name="L31">
        <text:list-item>
          <text:p text:style-name="P62"><text:span text:style-name="Strong_20_Emphasis">Grabación Magnética Perpendicular (PMR)</text:span>: Método estándar en los HDDs actuales para grabar los datos. En PMR, los bits magnéticos se almacenan de manera perpendicular a la superficie del disco, lo que aumenta la densidad de almacenamiento.</text:p>
        </text:list-item>
        <text:list-item>
          <text:p text:style-name="P62"><text:span text:style-name="Strong_20_Emphasis">Grabación Magnética Enfrentada (SMR)</text:span>: Esta técnica solapa parcialmente las pistas de datos, lo que permite almacenar más información en el mismo espacio físico. SMR ofrece mayor capacidad, pero puede tener un rendimiento más lento en ciertas operaciones de escritura.</text:p>
        </text:list-item>
        <text:list-item>
          <text:p text:style-name="P62"><text:span text:style-name="Strong_20_Emphasis">Disco Duro Híbrido (SSHD)</text:span>: Combina una pequeña cantidad de memoria flash (como la que se usa en los SSDs) con platos magnéticos tradicionales. Esto mejora el rendimiento en las operaciones más frecuentes, mientras se mantiene un costo bajo.</text:p>
        </text:list-item>
        <text:list-item>
          <text:p text:style-name="P62"><text:span text:style-name="Strong_20_Emphasis">Tecnología Helio</text:span>: Algunos HDDs modernos están sellados con helio en lugar de aire. El helio reduce la fricción interna, lo que permite más platos dentro del disco y reduce el consumo de energía y el calor.</text:p>
        </text:list-item>
      </text:list>
      <text:h text:style-name="Heading_20_3" text:outline-level="3"><text:soft-page-break/>Factores de Forma</text:h>
      <text:list text:style-name="L32">
        <text:list-item>
          <text:p text:style-name="P64"><text:span text:style-name="Strong_20_Emphasis">3.5 pulgadas</text:span>: Estos son los discos duros más comunes en las computadoras de escritorio y servidores. Ofrecen mayor capacidad de almacenamiento debido a su tamaño.</text:p>
        </text:list-item>
        <text:list-item>
          <text:p text:style-name="P63"><text:span text:style-name="Strong_20_Emphasis">2.5 pulgadas</text:span>: Usados principalmente en laptops y algunos servidores compactos. Son más pequeños y consumen menos energía, pero su capacidad tiende a ser más limitada en comparación con los de 3.5 pulgadas.</text:p>
        </text:list-item>
      </text:list>
      <text:h text:style-name="Heading_20_3" text:outline-level="3">Funcionamiento Detallado</text:h>
      <text:list text:style-name="L33">
        <text:list-item>
          <text:p text:style-name="P66"><text:span text:style-name="Strong_20_Emphasis">Lectura y Escritura de Datos</text:span>: El actuador mueve el cabezal sobre el plato a la posición exacta donde están o estarán los datos. Para escribir datos, el cabezal aplica un campo magnético a los platos que cambia la polaridad de los bits magnéticos en esa ubicación. Para leer los datos, el cabezal detecta las variaciones en el campo magnético de los platos, interpretando los 1s y 0s.</text:p>
        </text:list-item>
        <text:list-item>
          <text:p text:style-name="P66"><text:span text:style-name="Strong_20_Emphasis">Organización de Datos</text:span>: Los datos se organizan en sectores y pistas. Cada pista es un anillo concéntrico en el plato, y cada sector es una pequeña división de la pista, que generalmente tiene un tamaño de 512 bytes o 4 KB en los modelos más recientes.</text:p>
        </text:list-item>
      </text:list>
      <text:p text:style-name="Text_20_body">El HDD sigue siendo una opción popular por su capacidad de almacenamiento masivo a un costo relativamente bajo, aunque está siendo gradualmente desplazado por los SSDs en ciertos mercados debido a la mayor velocidad y durabilidad de estos últimos.</text:p>
      <text:p text:style-name="Text_20_body"/>
      <text:p text:style-name="Text_20_body">La geometría de un disco duro <text:span text:style-name="Strong_20_Emphasis">HDD</text:span> se refiere a la estructura interna de cómo se organiza el almacenamiento en los platos magnéticos. Para entender esta geometría, se utilizan términos clave como <text:span text:style-name="Strong_20_Emphasis">sectores</text:span>, <text:span text:style-name="Strong_20_Emphasis">pistas</text:span> y <text:span text:style-name="Strong_20_Emphasis">cilindros</text:span>, que permiten describir la disposición física y lógica de los datos en el disco.</text:p>
      <text:h text:style-name="Heading_20_3" text:outline-level="3">1. <text:span text:style-name="Strong_20_Emphasis">Pistas</text:span></text:h>
      <text:p text:style-name="Text_20_body">Las pistas son círculos concéntricos que se forman en la superficie de los <text:span text:style-name="Strong_20_Emphasis">platos</text:span> del disco duro. Cada plato puede tener miles de pistas, y estas se numeran desde el centro hacia el borde exterior. Las pistas son la primera división del espacio de almacenamiento y cada pista se divide en sectores más pequeños.</text:p>
      <text:list text:style-name="L34">
        <text:list-item>
          <text:p text:style-name="P67"><text:span text:style-name="Strong_20_Emphasis">Cada plato tiene su propio conjunto de pistas</text:span>, y la cantidad de pistas varía según la capacidad del disco y el diseño del fabricante.</text:p>
        </text:list-item>
      </text:list>
      <text:h text:style-name="Heading_20_3" text:outline-level="3">2. <text:span text:style-name="Strong_20_Emphasis">Sectores</text:span></text:h>
      <text:p text:style-name="Text_20_body">Los sectores son las unidades más pequeñas de almacenamiento dentro de una pista. Cada pista se divide en múltiples sectores, y cada sector suele tener un tamaño estándar de <text:span text:style-name="Strong_20_Emphasis">512 bytes</text:span> o <text:span text:style-name="Strong_20_Emphasis">4 KB</text:span> (en los discos más modernos). Cuando se necesita leer o escribir datos, el disco accede a los sectores para realizar las operaciones.</text:p>
      <text:list text:style-name="L35">
        <text:list-item>
          <text:p text:style-name="P68"><text:span text:style-name="Strong_20_Emphasis">El sector es la unidad de almacenamiento más pequeña en un HDD</text:span>, y la mayoría de los sistemas de archivos organizan la información en bloques o clusters, que contienen uno o más sectores.</text:p>
        </text:list-item>
      </text:list>
      <text:h text:style-name="Heading_20_3" text:outline-level="3"><text:soft-page-break/>3. <text:span text:style-name="Strong_20_Emphasis">Cilindros</text:span></text:h>
      <text:p text:style-name="Text_20_body">Los cilindros se refieren a un conjunto de pistas que están alineadas verticalmente a través de todos los platos del disco. En un disco duro con varios platos apilados, un <text:span text:style-name="Strong_20_Emphasis">cilindro</text:span> es el conjunto de todas las pistas que se encuentran en la misma posición (misma pista) en cada plato. En otras palabras, un cilindro es un grupo de pistas con el mismo radio en diferentes platos.</text:p>
      <text:list text:style-name="L36">
        <text:list-item>
          <text:p text:style-name="P69">Cuando el cabezal de lectura/escritura se posiciona sobre un cilindro, puede acceder a todas las pistas de ese cilindro sin tener que mover el actuador a una nueva posición, solo cambiando el plato o la cabeza que está activa en ese momento.</text:p>
        </text:list-item>
      </text:list>
      <text:h text:style-name="Heading_20_3" text:outline-level="3">4. <text:span text:style-name="Strong_20_Emphasis">Platos</text:span></text:h>
      <text:p text:style-name="Text_20_body">Los platos son discos físicos dentro del HDD. Cada plato tiene dos superficies que pueden almacenar datos, por lo que hay dos cabezales de lectura/escritura por plato (uno para cada lado). Los platos giran a una velocidad constante, lo que permite que los cabezales accedan a los datos a medida que pasan bajo ellos.</text:p>
      <text:list text:style-name="L37">
        <text:list-item>
          <text:p text:style-name="P70"><text:span text:style-name="Strong_20_Emphasis">Cada plato puede tener miles de pistas</text:span>, y varios platos están apilados dentro del disco duro para aumentar la capacidad de almacenamiento.</text:p>
        </text:list-item>
      </text:list>
      <text:h text:style-name="Heading_20_3" text:outline-level="3">Ejemplo visual de la geometría:</text:h>
      <text:list text:style-name="L38">
        <text:list-item>
          <text:p text:style-name="P72">Imagina un conjunto de platos apilados verticalmente dentro del disco duro.</text:p>
        </text:list-item>
        <text:list-item>
          <text:p text:style-name="P72">Cada plato tiene un número de pistas concéntricas que cubren su superficie.</text:p>
        </text:list-item>
        <text:list-item>
          <text:p text:style-name="P72">Cada pista está dividida en sectores.</text:p>
        </text:list-item>
        <text:list-item>
          <text:p text:style-name="P71">Un cilindro sería el conjunto de todas las pistas que ocupan la misma posición (radio) en cada uno de los platos.</text:p>
        </text:list-item>
      </text:list>
      <text:h text:style-name="Heading_20_3" text:outline-level="3">Acceso a los Datos</text:h>
      <text:p text:style-name="Text_20_body">Cuando el disco duro necesita acceder a la información:</text:p>
      <text:list text:style-name="L39">
        <text:list-item>
          <text:p text:style-name="P73"><text:span text:style-name="Strong_20_Emphasis">Localización del cilindro</text:span>: El brazo del actuador se mueve hacia el cilindro correspondiente. Esto significa que todos los cabezales están alineados con las pistas adecuadas en los diferentes platos.</text:p>
        </text:list-item>
        <text:list-item>
          <text:p text:style-name="P73"><text:span text:style-name="Strong_20_Emphasis">Selección del cabezal</text:span>: Dependiendo de dónde se encuentren los datos, se selecciona un cabezal específico para acceder al plato correcto.</text:p>
        </text:list-item>
        <text:list-item>
          <text:p text:style-name="P73"><text:span text:style-name="Strong_20_Emphasis">Selección del sector</text:span>: Una vez que el cabezal se encuentra en la pista correcta, se localiza el sector específico para realizar la operación de lectura o escritura.</text:p>
        </text:list-item>
      </text:list>
      <text:h text:style-name="Heading_20_3" text:outline-level="3">Estructura en Resumen:</text:h>
      <text:list text:style-name="L40">
        <text:list-item>
          <text:p text:style-name="P75"><text:span text:style-name="Strong_20_Emphasis">Pistas</text:span>: Círculos concéntricos en cada plato.</text:p>
        </text:list-item>
        <text:list-item>
          <text:p text:style-name="P75"><text:span text:style-name="Strong_20_Emphasis">Sectores</text:span>: Divisiones más pequeñas dentro de las pistas.</text:p>
        </text:list-item>
        <text:list-item>
          <text:p text:style-name="P74"><text:span text:style-name="Strong_20_Emphasis">Cilindros</text:span>: Conjunto de pistas alineadas verticalmente a través de los platos.</text:p>
        </text:list-item>
      </text:list>
      <text:p text:style-name="Text_20_body">Esta organización facilita el acceso secuencial y aleatorio a los datos y optimiza la eficiencia de lectura y escritura en los discos duros tradicionales.</text:p>
      <text:p text:style-name="Text_20_body"/>
      <text:p text:style-name="Text_20_body"><text:soft-page-break/><text:span text:style-name="Strong_20_Emphasis">IDE</text:span> (Integrated Drive Electronics) y <text:span text:style-name="Strong_20_Emphasis">SATA</text:span> (Serial ATA) son dos interfaces de conexión que se utilizan para conectar dispositivos de almacenamiento, como discos duros y unidades ópticas, a la placa base de una computadora. Son tecnologías que permiten la comunicación entre el almacenamiento y el sistema.</text:p>
      <text:h text:style-name="Heading_20_3" text:outline-level="3">1. <text:span text:style-name="Strong_20_Emphasis">IDE (Integrated Drive Electronics)</text:span></text:h>
      <text:h text:style-name="Heading_20_4" text:outline-level="4">Descripción</text:h>
      <text:p text:style-name="Text_20_body">IDE es una interfaz estándar que fue ampliamente utilizada en computadoras para conectar discos duros y unidades ópticas (como CD y DVD) a la placa base. También es conocido como <text:span text:style-name="Strong_20_Emphasis">ATA (Advanced Technology Attachment)</text:span> o <text:span text:style-name="Strong_20_Emphasis">PATA (Parallel ATA)</text:span>, para diferenciarlo de SATA, que es una interfaz más moderna.</text:p>
      <text:h text:style-name="Heading_20_4" text:outline-level="4">Características clave:</text:h>
      <text:list text:style-name="L41">
        <text:list-item>
          <text:p text:style-name="P77"><text:span text:style-name="Strong_20_Emphasis">Interfaz Paralela</text:span>: IDE utiliza una transferencia de datos paralela, es decir, varios bits de datos se transfieren simultáneamente a través de múltiples cables.</text:p>
        </text:list-item>
        <text:list-item>
          <text:p text:style-name="P77"><text:span text:style-name="Strong_20_Emphasis">Cables de 40 o 80 hilos</text:span>: Los cables IDE tradicionales tienen 40 pines y, en algunos casos, 80 hilos. Sin embargo, los cables de 80 hilos todavía tienen 40 pines, pero cada hilo extra ayuda a reducir interferencias electromagnéticas.</text:p>
        </text:list-item>
        <text:list-item>
          <text:p text:style-name="P77"><text:span text:style-name="Strong_20_Emphasis">Conexión de hasta 2 dispositivos</text:span>: Cada cable IDE puede conectar hasta dos dispositivos, uno configurado como "master" y otro como "slave". La configuración de maestro/esclavo se hacía mediante jumpers en el disco duro.</text:p>
        </text:list-item>
        <text:list-item>
          <text:p text:style-name="P76"><text:span text:style-name="Strong_20_Emphasis">Velocidades</text:span>: Las versiones más comunes de IDE (ATA-1 a ATA-7) tienen tasas de transferencia que van desde los <text:span text:style-name="Strong_20_Emphasis">8.3 MB/s</text:span> (ATA-1) hasta <text:span text:style-name="Strong_20_Emphasis">133 MB/s</text:span> (ATA-7, también llamado Ultra ATA/133).</text:p>
        </text:list-item>
      </text:list>
      <text:h text:style-name="Heading_20_4" text:outline-level="4">Limitaciones:</text:h>
      <text:list text:style-name="L42">
        <text:list-item>
          <text:p text:style-name="P79">IDE tiene una velocidad y flexibilidad menores en comparación con las tecnologías más modernas, como SATA.</text:p>
        </text:list-item>
        <text:list-item>
          <text:p text:style-name="P78">Los cables anchos de IDE pueden dificultar la gestión de cables dentro de la caja del PC y restringir el flujo de aire.</text:p>
        </text:list-item>
      </text:list>
      <text:h text:style-name="Heading_20_3" text:outline-level="3">2. <text:span text:style-name="Strong_20_Emphasis">SATA (Serial ATA)</text:span></text:h>
      <text:h text:style-name="Heading_20_4" text:outline-level="4">Descripción</text:h>
      <text:p text:style-name="Text_20_body">SATA es una interfaz de transferencia de datos más moderna que reemplazó a IDE en la mayoría de los dispositivos de almacenamiento desde principios de la década de 2000. Fue diseñado para superar las limitaciones de IDE y ofrece un rendimiento superior.</text:p>
      <text:h text:style-name="Heading_20_4" text:outline-level="4">Características clave:</text:h>
      <text:list text:style-name="L43">
        <text:list-item>
          <text:p text:style-name="P80"><text:span text:style-name="Strong_20_Emphasis">Interfaz Serial</text:span>: A diferencia de IDE, SATA utiliza transmisión de datos seriales, lo que significa que los bits se transfieren uno tras otro. Aunque pueda parecer menos eficiente que la transmisión paralela, en realidad permite mayores velocidades y una mayor eficiencia.</text:p>
        </text:list-item>
        <text:list-item>
          <text:p text:style-name="P80"><text:soft-page-break/><text:span text:style-name="Strong_20_Emphasis">Cables más delgados</text:span>: Los cables SATA son mucho más delgados y flexibles en comparación con los cables IDE. Esto facilita la gestión de cables dentro del PC y mejora el flujo de aire, lo que es especialmente importante para la refrigeración.</text:p>
        </text:list-item>
        <text:list-item>
          <text:p text:style-name="P80"><text:span text:style-name="Strong_20_Emphasis">Velocidades</text:span>: Las versiones de SATA se dividen principalmente en tres:</text:p>
          <text:list>
            <text:list-item>
              <text:p text:style-name="P81"><text:span text:style-name="Strong_20_Emphasis">SATA I (1.5 Gb/s)</text:span>: Hasta <text:span text:style-name="Strong_20_Emphasis">150 MB/s</text:span>.</text:p>
            </text:list-item>
            <text:list-item>
              <text:p text:style-name="P81"><text:span text:style-name="Strong_20_Emphasis">SATA II (3.0 Gb/s)</text:span>: Hasta <text:span text:style-name="Strong_20_Emphasis">300 MB/s</text:span>.</text:p>
            </text:list-item>
            <text:list-item>
              <text:p text:style-name="P81"><text:span text:style-name="Strong_20_Emphasis">SATA III (6.0 Gb/s)</text:span>: Hasta <text:span text:style-name="Strong_20_Emphasis">600 MB/s</text:span>.</text:p>
            </text:list-item>
          </text:list>
        </text:list-item>
        <text:list-item>
          <text:p text:style-name="P80"><text:span text:style-name="Strong_20_Emphasis">Hot-swapping</text:span>: SATA permite conectar y desconectar dispositivos sin apagar el sistema, lo que se conoce como <text:span text:style-name="Strong_20_Emphasis">hot-swapping</text:span>. Esto es útil en servidores y configuraciones de almacenamiento externo.</text:p>
        </text:list-item>
        <text:list-item>
          <text:p text:style-name="P80"><text:span text:style-name="Strong_20_Emphasis">Compatibilidad y dispositivos</text:span>: SATA es utilizado no solo por discos duros mecánicos (HDD), sino también por unidades de estado sólido (SSD) y unidades ópticas (CD/DVD/Blu-ray).</text:p>
        </text:list-item>
      </text:list>
      <text:h text:style-name="Heading_20_4" text:outline-level="4">Ventajas:</text:h>
      <text:list text:style-name="L44">
        <text:list-item>
          <text:p text:style-name="P83">Mayor velocidad de transferencia en comparación con IDE.</text:p>
        </text:list-item>
        <text:list-item>
          <text:p text:style-name="P83">Mejora en la eficiencia energética.</text:p>
        </text:list-item>
        <text:list-item>
          <text:p text:style-name="P83">Menor interferencia electromagnética gracias a la transmisión serial.</text:p>
        </text:list-item>
        <text:list-item>
          <text:p text:style-name="P82">Cables más pequeños y fáciles de manejar.</text:p>
        </text:list-item>
      </text:list>
      <text:h text:style-name="Heading_20_3" text:outline-level="3">Comparación IDE vs. SATA</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aracterística</text:p>
            </table:table-cell>
            <table:table-cell table:style-name="Tabla1.A1" office:value-type="string">
              <text:p text:style-name="Table_20_Heading"><text:span text:style-name="Strong_20_Emphasis">IDE (PATA)</text:span></text:p>
            </table:table-cell>
            <table:table-cell table:style-name="Tabla1.A1" office:value-type="string">
              <text:p text:style-name="Table_20_Heading"><text:span text:style-name="Strong_20_Emphasis">SATA</text:span></text:p>
            </table:table-cell>
          </table:table-row>
        </table:table-header-rows>
        <table:table-row>
          <table:table-cell table:style-name="Tabla1.A1" office:value-type="string">
            <text:p text:style-name="Table_20_Contents"><text:span text:style-name="Strong_20_Emphasis">Modo de transmisión</text:span></text:p>
          </table:table-cell>
          <table:table-cell table:style-name="Tabla1.A1" office:value-type="string">
            <text:p text:style-name="Table_20_Contents">Paralelo (varios bits a la vez)</text:p>
          </table:table-cell>
          <table:table-cell table:style-name="Tabla1.A1" office:value-type="string">
            <text:p text:style-name="Table_20_Contents">Serial (un bit a la vez)</text:p>
          </table:table-cell>
        </table:table-row>
        <table:table-row>
          <table:table-cell table:style-name="Tabla1.A1" office:value-type="string">
            <text:p text:style-name="Table_20_Contents"><text:span text:style-name="Strong_20_Emphasis">Velocidad</text:span></text:p>
          </table:table-cell>
          <table:table-cell table:style-name="Tabla1.A1" office:value-type="string">
            <text:p text:style-name="Table_20_Contents">Hasta 133 MB/s</text:p>
          </table:table-cell>
          <table:table-cell table:style-name="Tabla1.A1" office:value-type="string">
            <text:p text:style-name="Table_20_Contents">Hasta 600 MB/s (SATA III)</text:p>
          </table:table-cell>
        </table:table-row>
        <table:table-row>
          <table:table-cell table:style-name="Tabla1.A1" office:value-type="string">
            <text:p text:style-name="Table_20_Contents"><text:span text:style-name="Strong_20_Emphasis">Cables</text:span></text:p>
          </table:table-cell>
          <table:table-cell table:style-name="Tabla1.A1" office:value-type="string">
            <text:p text:style-name="Table_20_Contents">40 o 80 hilos, anchos</text:p>
          </table:table-cell>
          <table:table-cell table:style-name="Tabla1.A1" office:value-type="string">
            <text:p text:style-name="Table_20_Contents">7 hilos, delgados</text:p>
          </table:table-cell>
        </table:table-row>
        <table:table-row>
          <table:table-cell table:style-name="Tabla1.A1" office:value-type="string">
            <text:p text:style-name="Table_20_Contents"><text:span text:style-name="Strong_20_Emphasis">Conectores</text:span></text:p>
          </table:table-cell>
          <table:table-cell table:style-name="Tabla1.A1" office:value-type="string">
            <text:p text:style-name="Table_20_Contents">40 pines</text:p>
          </table:table-cell>
          <table:table-cell table:style-name="Tabla1.A1" office:value-type="string">
            <text:p text:style-name="Table_20_Contents">7 pines</text:p>
          </table:table-cell>
        </table:table-row>
        <table:table-row>
          <table:table-cell table:style-name="Tabla1.A1" office:value-type="string">
            <text:p text:style-name="Table_20_Contents"><text:span text:style-name="Strong_20_Emphasis">Número de dispositivos</text:span></text:p>
          </table:table-cell>
          <table:table-cell table:style-name="Tabla1.A1" office:value-type="string">
            <text:p text:style-name="Table_20_Contents">Hasta 2 por cable (master/slave)</text:p>
          </table:table-cell>
          <table:table-cell table:style-name="Tabla1.A1" office:value-type="string">
            <text:p text:style-name="Table_20_Contents">1 dispositivo por cable</text:p>
          </table:table-cell>
        </table:table-row>
        <table:table-row>
          <table:table-cell table:style-name="Tabla1.A1" office:value-type="string">
            <text:p text:style-name="Table_20_Contents"><text:span text:style-name="Strong_20_Emphasis">Hot-swapping</text:span></text:p>
          </table:table-cell>
          <table:table-cell table:style-name="Tabla1.A1" office:value-type="string">
            <text:p text:style-name="Table_20_Contents">No</text:p>
          </table:table-cell>
          <table:table-cell table:style-name="Tabla1.A1" office:value-type="string">
            <text:p text:style-name="Table_20_Contents">Sí</text:p>
          </table:table-cell>
        </table:table-row>
        <table:table-row>
          <table:table-cell table:style-name="Tabla1.A1" office:value-type="string">
            <text:p text:style-name="Table_20_Contents"><text:span text:style-name="Strong_20_Emphasis">Gestión de cables</text:span></text:p>
          </table:table-cell>
          <table:table-cell table:style-name="Tabla1.A1" office:value-type="string">
            <text:p text:style-name="Table_20_Contents">Difícil (cables gruesos)</text:p>
          </table:table-cell>
          <table:table-cell table:style-name="Tabla1.A1" office:value-type="string">
            <text:p text:style-name="Table_20_Contents">Fácil (cables delgados)</text:p>
          </table:table-cell>
        </table:table-row>
      </table:table>
      <text:h text:style-name="Heading_20_3" text:outline-level="3">Evolución y Uso Actual</text:h>
      <text:list text:style-name="L45">
        <text:list-item>
          <text:p text:style-name="P84"><text:span text:style-name="Strong_20_Emphasis">IDE</text:span>: Aunque fue una tecnología dominante en las décadas de 1980 y 1990, hoy en día está obsoleta. Los discos duros y unidades ópticas modernos ya no usan IDE, pero en algunas computadoras más antiguas aún se pueden encontrar.</text:p>
        </text:list-item>
        <text:list-item>
          <text:p text:style-name="P84"><text:span text:style-name="Strong_20_Emphasis">SATA</text:span>: Sigue siendo la interfaz principal para dispositivos de almacenamiento masivo en la mayoría de las computadoras de consumo. Sin embargo, los SSDs NVMe, que utilizan la interfaz PCIe, están empezando a reemplazar a los discos SATA, especialmente en configuraciones de alto rendimiento.</text:p>
        </text:list-item>
      </text:list>
      <text:p text:style-name="Text_20_body">En resumen, <text:span text:style-name="Strong_20_Emphasis">IDE</text:span> fue una interfaz de conexión popular en el pasado, mientras que <text:span text:style-name="Strong_20_Emphasis">SATA</text:span> es la interfaz dominante para los dispositivos de almacenamiento modernos debido a sus mejoras en velocidad, eficiencia y facilidad de uso.</text:p>
      <text:p text:style-name="Text_20_body"/>
      <text:p text:style-name="Text_20_body"><text:soft-page-break/></text:p>
      <text:p text:style-name="Text_20_body">La diferencia entre <text:span text:style-name="Strong_20_Emphasis">interfaz</text:span> y <text:span text:style-name="Strong_20_Emphasis">conector</text:span> radica en el propósito y la función de cada término en el contexto de dispositivos electrónicos, como discos duros, computadoras y otros sistemas que se comunican entre sí.</text:p>
      <text:h text:style-name="Heading_20_3" text:outline-level="3">1. <text:span text:style-name="Strong_20_Emphasis">Interfaz</text:span></text:h>
      <text:p text:style-name="Text_20_body">La <text:span text:style-name="Strong_20_Emphasis">interfaz</text:span> es el estándar o protocolo que define cómo dos dispositivos se comunican y transfieren datos entre sí. En el caso de dispositivos de almacenamiento como discos duros, la interfaz establece las reglas y el formato de la comunicación, incluyendo los comandos, velocidades de transferencia, tipos de datos que pueden enviarse, y cómo deben ser interpretados por ambos dispositivos (el dispositivo de almacenamiento y la placa base, por ejemplo).</text:p>
      <text:list text:style-name="L46">
        <text:list-item>
          <text:p text:style-name="P85"><text:span text:style-name="Strong_20_Emphasis">Ejemplos de interfaz</text:span>: IDE, SATA, USB, PCIe.</text:p>
        </text:list-item>
        <text:list-item>
          <text:p text:style-name="P85"><text:span text:style-name="Strong_20_Emphasis">Función</text:span>: La interfaz asegura que los dispositivos puedan "entenderse" y transferir datos de manera correcta. Cada interfaz tiene sus propias especificaciones de velocidad, eficiencia y tipos de conectividad. Por ejemplo, <text:span text:style-name="Strong_20_Emphasis">SATA</text:span> es una interfaz que permite la conexión y transferencia de datos entre un disco duro y la placa base de una computadora.</text:p>
        </text:list-item>
        <text:list-item>
          <text:p text:style-name="P85"><text:span text:style-name="Strong_20_Emphasis">Concepto lógico</text:span>: La interfaz define el protocolo de comunicación a nivel lógico. Aunque a menudo viene acompañada de un tipo de conector, la interfaz en sí misma se refiere a cómo ocurre la transferencia de datos, no a los componentes físicos en los que se realiza.</text:p>
        </text:list-item>
      </text:list>
      <text:h text:style-name="Heading_20_3" text:outline-level="3">2. <text:span text:style-name="Strong_20_Emphasis">Conector</text:span></text:h>
      <text:p text:style-name="Text_20_body">El <text:span text:style-name="Strong_20_Emphasis">conector</text:span> es el componente físico que permite la conexión entre dos dispositivos. Es la pieza tangible que une el cable con el dispositivo o la placa base, permitiendo que los datos y la energía fluyan entre ellos. Los conectores tienen una forma específica, con pines o contactos metálicos, que facilitan el enlace físico entre los dispositivos.</text:p>
      <text:list text:style-name="L47">
        <text:list-item>
          <text:p text:style-name="P86"><text:span text:style-name="Strong_20_Emphasis">Ejemplos de conectores</text:span>: Conector de 7 pines de SATA, conector de 40 pines de IDE, conector USB Tipo-A, conector USB-C.</text:p>
        </text:list-item>
        <text:list-item>
          <text:p text:style-name="P86"><text:span text:style-name="Strong_20_Emphasis">Función</text:span>: El conector es la parte física que asegura que los dispositivos estén correctamente conectados para que la comunicación pueda llevarse a cabo. Cada interfaz tiene su propio tipo de conector. Por ejemplo, un conector <text:span text:style-name="Strong_20_Emphasis">SATA</text:span> tiene 7 pines y es mucho más pequeño y delgado que el conector de <text:span text:style-name="Strong_20_Emphasis">IDE</text:span>, que tiene 40 pines.</text:p>
        </text:list-item>
        <text:list-item>
          <text:p text:style-name="P86"><text:span text:style-name="Strong_20_Emphasis">Concepto físico</text:span>: El conector es el medio tangible que establece la conexión física entre dispositivos. Se refiere al diseño y la estructura de los puntos de contacto, como pines o clavijas, que permiten que los dispositivos transfieran datos y energía entre sí.</text:p>
        </text:list-item>
      </text:list>
      <text:h text:style-name="Heading_20_3" text:outline-level="3">Ejemplos para Clarificar:</text:h>
      <text:list text:style-name="L48">
        <text:list-item>
          <text:p text:style-name="P87"><text:span text:style-name="Strong_20_Emphasis">Interfaz SATA</text:span>: Define cómo los datos son enviados entre un disco duro o SSD y la placa base (velocidad, formato de datos, etc.).</text:p>
          <text:list>
            <text:list-item>
              <text:p text:style-name="P88"><text:span text:style-name="Strong_20_Emphasis">Conector SATA</text:span>: Es la pieza física (de 7 pines) que conecta el cable SATA al disco duro y a la placa base, permitiendo que los datos viajen entre ambos.</text:p>
            </text:list-item>
          </text:list>
        </text:list-item>
        <text:list-item>
          <text:p text:style-name="P87"><text:soft-page-break/><text:span text:style-name="Strong_20_Emphasis">Interfaz USB</text:span>: Establece el protocolo y las velocidades de transferencia de datos entre dispositivos (por ejemplo, USB 2.0, 3.0, 3.1, etc.).</text:p>
          <text:list>
            <text:list-item>
              <text:p text:style-name="P87"><text:span text:style-name="Strong_20_Emphasis">Conector USB</text:span>: Es la parte física que conecta un cable USB (como Tipo-A o Tipo-C) al puerto de la computadora o dispositivo periférico.</text:p>
            </text:list-item>
          </text:list>
        </text:list-item>
      </text:list>
      <text:h text:style-name="Heading_20_3" text:outline-level="3">Diferencias clave entre interfaz y conector:</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Característica</text:span></text:p>
            </table:table-cell>
            <table:table-cell table:style-name="Tabla2.A1" office:value-type="string">
              <text:p text:style-name="Table_20_Heading"><text:span text:style-name="Strong_20_Emphasis">Interfaz</text:span></text:p>
            </table:table-cell>
            <table:table-cell table:style-name="Tabla2.A1" office:value-type="string">
              <text:p text:style-name="Table_20_Heading"><text:span text:style-name="Strong_20_Emphasis">Conector</text:span></text:p>
            </table:table-cell>
          </table:table-row>
        </table:table-header-rows>
        <table:table-row>
          <table:table-cell table:style-name="Tabla2.A1" office:value-type="string">
            <text:p text:style-name="Table_20_Contents"><text:span text:style-name="Strong_20_Emphasis">Definición</text:span></text:p>
          </table:table-cell>
          <table:table-cell table:style-name="Tabla2.A1" office:value-type="string">
            <text:p text:style-name="Table_20_Contents">Protocolo o estándar de comunicación.</text:p>
          </table:table-cell>
          <table:table-cell table:style-name="Tabla2.A1" office:value-type="string">
            <text:p text:style-name="Table_20_Contents">Componente físico que permite la conexión.</text:p>
          </table:table-cell>
        </table:table-row>
        <table:table-row>
          <table:table-cell table:style-name="Tabla2.A1" office:value-type="string">
            <text:p text:style-name="Table_20_Contents"><text:span text:style-name="Strong_20_Emphasis">Función</text:span></text:p>
          </table:table-cell>
          <table:table-cell table:style-name="Tabla2.A1" office:value-type="string">
            <text:p text:style-name="Table_20_Contents">Define cómo se transfieren los datos.</text:p>
          </table:table-cell>
          <table:table-cell table:style-name="Tabla2.A1" office:value-type="string">
            <text:p text:style-name="Table_20_Contents">Establece una conexión física entre dispositivos.</text:p>
          </table:table-cell>
        </table:table-row>
        <table:table-row>
          <table:table-cell table:style-name="Tabla2.A1" office:value-type="string">
            <text:p text:style-name="Table_20_Contents"><text:span text:style-name="Strong_20_Emphasis">Ejemplos</text:span></text:p>
          </table:table-cell>
          <table:table-cell table:style-name="Tabla2.A1" office:value-type="string">
            <text:p text:style-name="Table_20_Contents">SATA, USB, PCIe, IDE</text:p>
          </table:table-cell>
          <table:table-cell table:style-name="Tabla2.A1" office:value-type="string">
            <text:p text:style-name="Table_20_Contents">Conector SATA de 7 pines, conector USB Tipo-C</text:p>
          </table:table-cell>
        </table:table-row>
        <table:table-row>
          <table:table-cell table:style-name="Tabla2.A1" office:value-type="string">
            <text:p text:style-name="Table_20_Contents"><text:span text:style-name="Strong_20_Emphasis">Nivel</text:span></text:p>
          </table:table-cell>
          <table:table-cell table:style-name="Tabla2.A1" office:value-type="string">
            <text:p text:style-name="Table_20_Contents">Nivel lógico, comunicación de datos</text:p>
          </table:table-cell>
          <table:table-cell table:style-name="Tabla2.A1" office:value-type="string">
            <text:p text:style-name="Table_20_Contents">Nivel físico, conexión eléctrica y de datos</text:p>
          </table:table-cell>
        </table:table-row>
        <table:table-row>
          <table:table-cell table:style-name="Tabla2.A1" office:value-type="string">
            <text:p text:style-name="Table_20_Contents"><text:span text:style-name="Strong_20_Emphasis">Foco</text:span></text:p>
          </table:table-cell>
          <table:table-cell table:style-name="Tabla2.A1" office:value-type="string">
            <text:p text:style-name="Table_20_Contents">Transferencia de datos y comandos</text:p>
          </table:table-cell>
          <table:table-cell table:style-name="Tabla2.A1" office:value-type="string">
            <text:p text:style-name="Table_20_Contents">Puntos de contacto físicos que permiten la transferencia</text:p>
          </table:table-cell>
        </table:table-row>
      </table:table>
      <text:p text:style-name="Text_20_body">En resumen, la <text:span text:style-name="Strong_20_Emphasis">interfaz</text:span> define cómo se comunican los dispositivos y qué reglas siguen para la transferencia de datos, mientras que el <text:span text:style-name="Strong_20_Emphasis">conector</text:span> es el medio físico que permite esa conexión, estableciendo el contacto entre el hardware.</text:p>
      <text:p text:style-name="Text_20_body"/>
      <text:h text:style-name="Heading_20_1" text:outline-level="1">SSD</text:h>
      <text:p text:style-name="Text_20_body"/>
      <text:p text:style-name="Text_20_body">Los <text:span text:style-name="Strong_20_Emphasis">SSD</text:span> (Solid State Drives o Unidades de Estado Sólido) son dispositivos de almacenamiento que utilizan memoria <text:span text:style-name="Strong_20_Emphasis">flash NAND</text:span> para almacenar datos de manera permanente, sin partes móviles, a diferencia de los discos duros tradicionales (HDD). Esta tecnología hace que los SSD sean más rápidos, eficientes y confiables que los HDD en muchas aplicaciones.</text:p>
      <text:h text:style-name="Heading_20_3" text:outline-level="3">¿Qué son los SSD?</text:h>
      <text:p text:style-name="Text_20_body">Un <text:span text:style-name="Strong_20_Emphasis">SSD</text:span> es un tipo de dispositivo de almacenamiento que almacena datos de manera similar a una memoria USB o una tarjeta de memoria, pero a una escala mucho mayor y con mayor rendimiento. Utilizan <text:span text:style-name="Strong_20_Emphasis">celdas de memoria flash</text:span> para guardar los datos, lo que les permite acceder a la información de manera casi instantánea, sin necesidad de recurrir a partes mecánicas como platos o cabezales de lectura, que son comunes en los discos duros tradicionales (HDD).</text:p>
      <text:h text:style-name="Heading_20_3" text:outline-level="3">Funcionamiento de un SSD</text:h>
      <text:p text:style-name="Text_20_body">El SSD almacena los datos en <text:span text:style-name="Strong_20_Emphasis">memoria flash NAND</text:span>, que está compuesta por celdas de memoria no volátil. A diferencia de la RAM (que es volátil y pierde los datos cuando se apaga el sistema), la memoria flash conserva la información incluso cuando el dispositivo está apagado. El proceso de lectura y escritura de datos en un SSD ocurre electrónicamente, sin necesidad de partes móviles. Esto lo hace mucho más rápido que un disco duro mecánico (HDD).</text:p>
      <text:h text:style-name="Heading_20_4" text:outline-level="4"><text:soft-page-break/>Componentes clave de un SSD:</text:h>
      <text:list text:style-name="L49">
        <text:list-item>
          <text:p text:style-name="P89"><text:span text:style-name="Strong_20_Emphasis">Controlador</text:span>: El controlador es el cerebro del SSD, gestionando todas las operaciones de lectura y escritura de datos. También se encarga de tareas como la nivelación del desgaste, la recolección de basura, la corrección de errores, y la distribución de los datos en las celdas de memoria de manera eficiente.</text:p>
        </text:list-item>
        <text:list-item>
          <text:p text:style-name="P89"><text:span text:style-name="Strong_20_Emphasis">Memoria Flash NAND</text:span>: Es el medio de almacenamiento donde los datos se escriben y se leen. La memoria flash está dividida en <text:span text:style-name="Strong_20_Emphasis">celdas</text:span>, que pueden almacenar distintos números de bits, lo que afecta la capacidad y durabilidad del SSD:</text:p>
          <text:list>
            <text:list-item>
              <text:p text:style-name="P90"><text:span text:style-name="Strong_20_Emphasis">SLC (Single-Level Cell)</text:span>: Almacena 1 bit por celda (alta durabilidad, más cara).</text:p>
            </text:list-item>
            <text:list-item>
              <text:p text:style-name="P90"><text:span text:style-name="Strong_20_Emphasis">MLC (Multi-Level Cell)</text:span>: Almacena 2 bits por celda (más capacidad, menor durabilidad).</text:p>
            </text:list-item>
            <text:list-item>
              <text:p text:style-name="P90"><text:span text:style-name="Strong_20_Emphasis">TLC (Triple-Level Cell)</text:span>: Almacena 3 bits por celda (mayor capacidad, menor durabilidad).</text:p>
            </text:list-item>
            <text:list-item>
              <text:p text:style-name="P90"><text:span text:style-name="Strong_20_Emphasis">QLC (Quad-Level Cell)</text:span>: Almacena 4 bits por celda (gran capacidad, menor durabilidad y rendimiento).</text:p>
            </text:list-item>
          </text:list>
        </text:list-item>
        <text:list-item>
          <text:p text:style-name="P89"><text:span text:style-name="Strong_20_Emphasis">Interfaz</text:span>: Aunque los SSD pueden utilizar varias interfaces, las más comunes son <text:span text:style-name="Strong_20_Emphasis">SATA</text:span> y <text:span text:style-name="Strong_20_Emphasis">NVMe (PCIe)</text:span>. SATA es más lenta en comparación con NVMe, que se conecta directamente al bus PCIe de la computadora y ofrece mayores velocidades de transferencia.</text:p>
        </text:list-item>
        <text:list-item>
          <text:p text:style-name="P89"><text:span text:style-name="Strong_20_Emphasis">Caché DRAM</text:span> (en algunos SSDs): Almacena temporalmente datos de escritura y lectura para acelerar el acceso a la información.</text:p>
        </text:list-item>
      </text:list>
      <text:h text:style-name="Heading_20_3" text:outline-level="3">Proceso de Lectura y Escritura:</text:h>
      <text:list text:style-name="L50">
        <text:list-item>
          <text:p text:style-name="P91"><text:span text:style-name="Strong_20_Emphasis">Lectura</text:span>: Cuando un sistema solicita información de un SSD, el controlador ubica los datos en las celdas de memoria NAND y los entrega de inmediato al procesador del sistema. Dado que no hay partes mecánicas, el tiempo de acceso es casi instantáneo.</text:p>
        </text:list-item>
        <text:list-item>
          <text:p text:style-name="P91"><text:span text:style-name="Strong_20_Emphasis">Escritura</text:span>: Cuando se graban datos en un SSD, el controlador organiza los datos y escribe las celdas correspondientes. Si hay datos antiguos en esas celdas, primero deben ser borrados antes de escribir los nuevos, ya que las celdas NAND no pueden ser directamente sobrescritas.</text:p>
        </text:list-item>
      </text:list>
      <text:h text:style-name="Heading_20_3" text:outline-level="3">Razón por la que los SSD son preferidos sobre los HDD</text:h>
      <text:p text:style-name="Text_20_body">Los SSD han ganado popularidad por varias razones frente a los HDD, especialmente en términos de rendimiento, durabilidad, y eficiencia. Aquí están las principales razones por las cuales los SSD son preferidos:</text:p>
      <text:h text:style-name="Heading_20_4" text:outline-level="4">1. <text:span text:style-name="Strong_20_Emphasis">Velocidad</text:span></text:h>
      <text:list text:style-name="L51">
        <text:list-item>
          <text:p text:style-name="P93"><text:span text:style-name="Strong_20_Emphasis">Tiempo de acceso y rendimiento</text:span>: Los SSD son <text:span text:style-name="Strong_20_Emphasis">mucho más rápidos</text:span> que los HDD en la lectura y escritura de datos. Los SSD pueden alcanzar velocidades de lectura y escritura de hasta <text:span text:style-name="Strong_20_Emphasis">500 MB/s o más</text:span> (en modelos SATA) y hasta <text:span text:style-name="Strong_20_Emphasis">7,000 MB/s</text:span> (en modelos NVMe), mientras que los HDD normalmente tienen una velocidad máxima de <text:span text:style-name="Strong_20_Emphasis">100-150 MB/s</text:span>.</text:p>
        </text:list-item>
        <text:list-item>
          <text:p text:style-name="P92"><text:span text:style-name="Strong_20_Emphasis">Arranque y tiempos de carga</text:span>: El arranque del sistema operativo y la carga de aplicaciones es casi instantáneo en un SSD en comparación con los tiempos más prolongados en un HDD.</text:p>
        </text:list-item>
      </text:list>
      <text:h text:style-name="Heading_20_4" text:outline-level="4"><text:soft-page-break/>2. <text:span text:style-name="Strong_20_Emphasis">Durabilidad y Fiabilidad</text:span></text:h>
      <text:list text:style-name="L52">
        <text:list-item>
          <text:p text:style-name="P94"><text:span text:style-name="Strong_20_Emphasis">Ausencia de partes móviles</text:span>: A diferencia de los HDD, que tienen partes móviles (platos giratorios, cabezales de lectura), los SSD no tienen piezas mecánicas, lo que los hace más resistentes a golpes y vibraciones. Esto reduce el riesgo de fallos mecánicos y mejora la durabilidad.</text:p>
        </text:list-item>
        <text:list-item>
          <text:p text:style-name="P94"><text:span text:style-name="Strong_20_Emphasis">Menor desgaste físico</text:span>: Los HDD sufren desgaste físico debido al movimiento constante de las piezas internas. Los SSD, al no tener estas partes, tienen una mayor vida útil en situaciones de uso intensivo.</text:p>
        </text:list-item>
      </text:list>
      <text:h text:style-name="Heading_20_4" text:outline-level="4">3. <text:span text:style-name="Strong_20_Emphasis">Eficiencia energética</text:span></text:h>
      <text:list text:style-name="L53">
        <text:list-item>
          <text:p text:style-name="P95"><text:span text:style-name="Strong_20_Emphasis">Menor consumo de energía</text:span>: Los SSD requieren menos energía para funcionar, lo que significa una mayor duración de la batería en laptops y menor consumo en servidores y centros de datos. Esto también genera menos calor, lo que ayuda a mantener el sistema más fresco.</text:p>
        </text:list-item>
      </text:list>
      <text:h text:style-name="Heading_20_4" text:outline-level="4">4. <text:span text:style-name="Strong_20_Emphasis">Silencio y Temperatura</text:span></text:h>
      <text:list text:style-name="L54">
        <text:list-item>
          <text:p text:style-name="P96"><text:span text:style-name="Strong_20_Emphasis">Operación silenciosa</text:span>: Los SSD no hacen ruido, ya que no tienen partes móviles que generen sonidos, mientras que los HDD emiten sonidos debido al giro de los platos y el movimiento de los cabezales.</text:p>
        </text:list-item>
        <text:list-item>
          <text:p text:style-name="P96"><text:span text:style-name="Strong_20_Emphasis">Menor generación de calor</text:span>: Debido a la menor demanda energética y la ausencia de movimiento, los SSD generan menos calor que los HDD, lo que es beneficioso para el rendimiento general del sistema.</text:p>
        </text:list-item>
      </text:list>
      <text:h text:style-name="Heading_20_4" text:outline-level="4">5. <text:span text:style-name="Strong_20_Emphasis">Tamaño y Peso</text:span></text:h>
      <text:list text:style-name="L55">
        <text:list-item>
          <text:p text:style-name="P97"><text:span text:style-name="Strong_20_Emphasis">Diseño compacto</text:span>: Los SSD son más pequeños y livianos que los HDD, lo que es ideal para laptops, ultrabooks y dispositivos portátiles donde el espacio es limitado. Los factores de forma típicos incluyen <text:span text:style-name="Strong_20_Emphasis">2.5 pulgadas</text:span>, <text:span text:style-name="Strong_20_Emphasis">M.2</text:span> y <text:span text:style-name="Strong_20_Emphasis">PCIe</text:span>, siendo los dos últimos muy compactos.</text:p>
        </text:list-item>
      </text:list>
      <text:h text:style-name="Heading_20_3" text:outline-level="3">Comparación entre SSD y HDD</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text:span text:style-name="Strong_20_Emphasis">Características</text:span></text:p>
            </table:table-cell>
            <table:table-cell table:style-name="Tabla3.A1" office:value-type="string">
              <text:p text:style-name="Table_20_Heading"><text:span text:style-name="Strong_20_Emphasis">SSD (Solid State Drive)</text:span></text:p>
            </table:table-cell>
            <table:table-cell table:style-name="Tabla3.A1" office:value-type="string">
              <text:p text:style-name="Table_20_Heading"><text:span text:style-name="Strong_20_Emphasis">HDD (Hard Disk Drive)</text:span></text:p>
            </table:table-cell>
          </table:table-row>
        </table:table-header-rows>
        <table:table-row>
          <table:table-cell table:style-name="Tabla3.A1" office:value-type="string">
            <text:p text:style-name="Table_20_Contents"><text:span text:style-name="Strong_20_Emphasis">Velocidad</text:span></text:p>
          </table:table-cell>
          <table:table-cell table:style-name="Tabla3.A1" office:value-type="string">
            <text:p text:style-name="Table_20_Contents">Muy rápida (lectura/escritura: 500 MB/s a 7,000 MB/s)</text:p>
          </table:table-cell>
          <table:table-cell table:style-name="Tabla3.A1" office:value-type="string">
            <text:p text:style-name="Table_20_Contents">Lenta (lectura/escritura: 100-150 MB/s)</text:p>
          </table:table-cell>
        </table:table-row>
        <table:table-row>
          <table:table-cell table:style-name="Tabla3.A1" office:value-type="string">
            <text:p text:style-name="Table_20_Contents"><text:span text:style-name="Strong_20_Emphasis">Durabilidad</text:span></text:p>
          </table:table-cell>
          <table:table-cell table:style-name="Tabla3.A1" office:value-type="string">
            <text:p text:style-name="Table_20_Contents">Muy duradero, sin partes móviles</text:p>
          </table:table-cell>
          <table:table-cell table:style-name="Tabla3.A1" office:value-type="string">
            <text:p text:style-name="Table_20_Contents">Menos duradero, partes móviles susceptibles al desgaste</text:p>
          </table:table-cell>
        </table:table-row>
        <table:table-row>
          <table:table-cell table:style-name="Tabla3.A1" office:value-type="string">
            <text:p text:style-name="Table_20_Contents"><text:span text:style-name="Strong_20_Emphasis">Consumo de energía</text:span></text:p>
          </table:table-cell>
          <table:table-cell table:style-name="Tabla3.A1" office:value-type="string">
            <text:p text:style-name="Table_20_Contents">Bajo</text:p>
          </table:table-cell>
          <table:table-cell table:style-name="Tabla3.A1" office:value-type="string">
            <text:p text:style-name="Table_20_Contents">Mayor consumo de energía</text:p>
          </table:table-cell>
        </table:table-row>
        <table:table-row>
          <table:table-cell table:style-name="Tabla3.A1" office:value-type="string">
            <text:p text:style-name="Table_20_Contents"><text:span text:style-name="Strong_20_Emphasis">Ruido</text:span></text:p>
          </table:table-cell>
          <table:table-cell table:style-name="Tabla3.A1" office:value-type="string">
            <text:p text:style-name="Table_20_Contents">Silencioso</text:p>
          </table:table-cell>
          <table:table-cell table:style-name="Tabla3.A1" office:value-type="string">
            <text:p text:style-name="Table_20_Contents">Produce ruido por partes mecánicas</text:p>
          </table:table-cell>
        </table:table-row>
        <table:table-row>
          <table:table-cell table:style-name="Tabla3.A1" office:value-type="string">
            <text:p text:style-name="Table_20_Contents"><text:span text:style-name="Strong_20_Emphasis">Generación de calor</text:span></text:p>
          </table:table-cell>
          <table:table-cell table:style-name="Tabla3.A1" office:value-type="string">
            <text:p text:style-name="Table_20_Contents">Muy baja</text:p>
          </table:table-cell>
          <table:table-cell table:style-name="Tabla3.A1" office:value-type="string">
            <text:p text:style-name="Table_20_Contents">Mayor generación de calor</text:p>
          </table:table-cell>
        </table:table-row>
        <table:table-row>
          <table:table-cell table:style-name="Tabla3.A1" office:value-type="string">
            <text:p text:style-name="Table_20_Contents"><text:span text:style-name="Strong_20_Emphasis">Capacidad</text:span></text:p>
          </table:table-cell>
          <table:table-cell table:style-name="Tabla3.A1" office:value-type="string">
            <text:p text:style-name="Table_20_Contents">Mayor precio por GB, pero en aumento</text:p>
          </table:table-cell>
          <table:table-cell table:style-name="Tabla3.A1" office:value-type="string">
            <text:p text:style-name="Table_20_Contents">Más barato por GB</text:p>
          </table:table-cell>
        </table:table-row>
        <table:table-row>
          <table:table-cell table:style-name="Tabla3.A1" office:value-type="string">
            <text:p text:style-name="Table_20_Contents"><text:span text:style-name="Strong_20_Emphasis">Tiempo de acceso</text:span></text:p>
          </table:table-cell>
          <table:table-cell table:style-name="Tabla3.A1" office:value-type="string">
            <text:p text:style-name="Table_20_Contents">Inmediato</text:p>
          </table:table-cell>
          <table:table-cell table:style-name="Tabla3.A1" office:value-type="string">
            <text:p text:style-name="Table_20_Contents">Lento debido al movimiento de los cabezales</text:p>
          </table:table-cell>
        </table:table-row>
        <table:table-row>
          <table:table-cell table:style-name="Tabla3.A1" office:value-type="string">
            <text:p text:style-name="Table_20_Contents"><text:span text:style-name="Strong_20_Emphasis">Resistencia a </text:span><text:soft-page-break/><text:span text:style-name="Strong_20_Emphasis">golpes</text:span></text:p>
          </table:table-cell>
          <table:table-cell table:style-name="Tabla3.A1" office:value-type="string">
            <text:p text:style-name="Table_20_Contents">Muy alta</text:p>
          </table:table-cell>
          <table:table-cell table:style-name="Tabla3.A1" office:value-type="string">
            <text:p text:style-name="Table_20_Contents">Menor resistencia a golpes y <text:soft-page-break/>vibraciones</text:p>
          </table:table-cell>
        </table:table-row>
      </table:table>
      <text:h text:style-name="Heading_20_3" text:outline-level="3">Resumen de por qué los SSD son preferidos:</text:h>
      <text:list text:style-name="L56">
        <text:list-item>
          <text:p text:style-name="P99"><text:span text:style-name="Strong_20_Emphasis">Mayor velocidad</text:span>, lo que reduce tiempos de carga, de arranque del sistema y permite un rendimiento más fluido.</text:p>
        </text:list-item>
        <text:list-item>
          <text:p text:style-name="P99"><text:span text:style-name="Strong_20_Emphasis">Durabilidad superior</text:span>, sin partes móviles que puedan dañarse con facilidad.</text:p>
        </text:list-item>
        <text:list-item>
          <text:p text:style-name="P99"><text:span text:style-name="Strong_20_Emphasis">Menor consumo energético</text:span> y menor generación de calor, ideal para dispositivos portátiles y centros de datos.</text:p>
        </text:list-item>
        <text:list-item>
          <text:p text:style-name="P98"><text:span text:style-name="Strong_20_Emphasis">Silencio total</text:span> y menor tamaño, lo que los hace perfectos para dispositivos más pequeños o entornos silenciosos.</text:p>
        </text:list-item>
      </text:list>
      <text:p text:style-name="Text_20_body">Sin embargo, <text:span text:style-name="Strong_20_Emphasis">los SSD suelen ser más caros por GB</text:span> que los HDD, aunque el precio de los SSD ha disminuido significativamente en los últimos años.</text:p>
      <text:p text:style-name="Text_20_body"/>
      <text:p text:style-name="Text_20_body"/>
      <text:p text:style-name="Text_20_body">Tienes razón, aunque la <text:span text:style-name="Strong_20_Emphasis">memoria NAND</text:span> es la más común en los <text:span text:style-name="Strong_20_Emphasis">SSD</text:span>, no es la única tecnología utilizada en discos de estado sólido o dispositivos de almacenamiento. Existen otros tipos de memorias y tecnologías que también se emplean en unidades de almacenamiento sólido. Aquí te menciono algunos ejemplos:</text:p>
      <text:h text:style-name="Heading_20_3" text:outline-level="3">1. <text:span text:style-name="Strong_20_Emphasis">Memoria NOR</text:span></text:h>
      <text:list text:style-name="L57">
        <text:list-item>
          <text:p text:style-name="P100"><text:span text:style-name="Strong_20_Emphasis">NOR flash</text:span> es otro tipo de memoria flash no volátil, al igual que la NAND, pero tiene algunas diferencias en su estructura y comportamiento.</text:p>
        </text:list-item>
      </text:list>
      <text:h text:style-name="Heading_20_4" text:outline-level="4">Características de NOR flash:</text:h>
      <text:list text:style-name="L58">
        <text:list-item>
          <text:p text:style-name="P102"><text:span text:style-name="Strong_20_Emphasis">Lectura rápida y directa</text:span>: A diferencia de NAND, la memoria NOR permite una lectura directa de cada bit, lo que la hace ideal para aplicaciones que requieren acceso rápido a pequeños bloques de datos, como en el arranque de sistemas embebidos o firmware.</text:p>
        </text:list-item>
        <text:list-item>
          <text:p text:style-name="P102"><text:span text:style-name="Strong_20_Emphasis">Escritura más lenta</text:span>: Aunque NOR permite la lectura rápida, la escritura es más lenta en comparación con NAND.</text:p>
        </text:list-item>
        <text:list-item>
          <text:p text:style-name="P101"><text:span text:style-name="Strong_20_Emphasis">Mayor costo</text:span>: La memoria NOR es más cara de fabricar y, por lo tanto, no es utilizada en grandes volúmenes para almacenamiento masivo como sucede con la NAND.</text:p>
        </text:list-item>
      </text:list>
      <text:h text:style-name="Heading_20_4" text:outline-level="4">Usos típicos:</text:h>
      <text:list text:style-name="L59">
        <text:list-item>
          <text:p text:style-name="P103">NOR se utiliza comúnmente en dispositivos embebidos, firmware, teléfonos móviles más antiguos, y sistemas donde se requiere almacenamiento de código que se lee más frecuentemente que se escribe, como BIOS o firmware.</text:p>
        </text:list-item>
      </text:list>
      <text:h text:style-name="Heading_20_3" text:outline-level="3">2. <text:span text:style-name="Strong_20_Emphasis">DRAM (Dynamic Random Access Memory) como caché en SSD</text:span></text:h>
      <text:p text:style-name="Text_20_body">Algunos <text:span text:style-name="Strong_20_Emphasis">SSD de alto rendimiento</text:span> utilizan <text:span text:style-name="Strong_20_Emphasis">DRAM</text:span> (memoria de acceso aleatorio dinámica) como <text:span text:style-name="Strong_20_Emphasis">caché</text:span>, aunque no se utiliza para almacenamiento permanente debido a su naturaleza volátil (pierde los datos cuando se apaga el dispositivo).</text:p>
      <text:h text:style-name="Heading_20_4" text:outline-level="4"><text:soft-page-break/>Función en SSD:</text:h>
      <text:list text:style-name="L60">
        <text:list-item>
          <text:p text:style-name="P105"><text:span text:style-name="Strong_20_Emphasis">Caché para mejorar rendimiento</text:span>: Almacena temporalmente los datos que están siendo leídos o escritos de manera frecuente, permitiendo una velocidad aún mayor que la NAND flash.</text:p>
        </text:list-item>
        <text:list-item>
          <text:p text:style-name="P104"><text:span text:style-name="Strong_20_Emphasis">Perdida de datos tras el apagado</text:span>: Como la DRAM es volátil, su uso en SSD es puramente para almacenamiento temporal de información antes de que los datos se escriban definitivamente en la NAND flash.</text:p>
        </text:list-item>
      </text:list>
      <text:h text:style-name="Heading_20_3" text:outline-level="3">3. <text:span text:style-name="Strong_20_Emphasis">Optane (Intel) y Memristor (tecnologías emergentes)</text:span></text:h>
      <text:h text:style-name="Heading_20_4" text:outline-level="4"><text:span text:style-name="Strong_20_Emphasis">Intel Optane</text:span>:</text:h>
      <text:list text:style-name="L61">
        <text:list-item>
          <text:p text:style-name="P106"><text:span text:style-name="Strong_20_Emphasis">Tecnología 3D XPoint</text:span>: Intel y Micron desarrollaron esta tecnología, que se comercializa bajo el nombre <text:span text:style-name="Strong_20_Emphasis">Optane</text:span>. Es una tecnología diferente de la memoria NAND que combina algunas ventajas de las memorias volátiles y no volátiles.</text:p>
        </text:list-item>
        <text:list-item>
          <text:p text:style-name="P106"><text:span text:style-name="Strong_20_Emphasis">Velocidad y durabilidad</text:span>: Optane es más rápida que la NAND flash y tiene una mayor durabilidad en cuanto a ciclos de escritura. Puede actuar tanto como memoria (RAM) como almacenamiento.</text:p>
        </text:list-item>
        <text:list-item>
          <text:p text:style-name="P106"><text:span text:style-name="Strong_20_Emphasis">Aplicación</text:span>: Optane se utiliza como una especie de caché entre la RAM y el almacenamiento en computadoras, y también como unidades de almacenamiento autónomas. Es mucho más rápido que la NAND, pero también más caro.</text:p>
        </text:list-item>
      </text:list>
      <text:h text:style-name="Heading_20_4" text:outline-level="4"><text:span text:style-name="Strong_20_Emphasis">Memristor</text:span>:</text:h>
      <text:list text:style-name="L62">
        <text:list-item>
          <text:p text:style-name="P107"><text:span text:style-name="Strong_20_Emphasis">Tecnología emergente</text:span>: Memristor es una tecnología en desarrollo que podría revolucionar el almacenamiento en el futuro. Se trata de un tipo de resistencia variable que permite almacenar datos de forma no volátil.</text:p>
        </text:list-item>
        <text:list-item>
          <text:p text:style-name="P107"><text:span text:style-name="Strong_20_Emphasis">Beneficios potenciales</text:span>: El memristor podría ofrecer velocidades de acceso y escritura mucho más rápidas que las actuales tecnologías de almacenamiento, con mayor durabilidad y menor consumo de energía.</text:p>
        </text:list-item>
      </text:list>
      <text:h text:style-name="Heading_20_3" text:outline-level="3">4. <text:span text:style-name="Strong_20_Emphasis">ReRAM (Resistive RAM)</text:span></text:h>
      <text:p text:style-name="Text_20_body"><text:span text:style-name="Strong_20_Emphasis">ReRAM</text:span> es una tecnología de memoria no volátil que utiliza cambios de resistencia eléctrica para almacenar datos.</text:p>
      <text:h text:style-name="Heading_20_4" text:outline-level="4">Características:</text:h>
      <text:list text:style-name="L63">
        <text:list-item>
          <text:p text:style-name="P109"><text:span text:style-name="Strong_20_Emphasis">Velocidad</text:span>: Más rápida que la NAND y con menor consumo de energía.</text:p>
        </text:list-item>
        <text:list-item>
          <text:p text:style-name="P109"><text:span text:style-name="Strong_20_Emphasis">Durabilidad</text:span>: Ofrece un número de ciclos de escritura mucho mayor que las memorias NAND, lo que la hace ideal para aplicaciones de alta intensidad de escritura.</text:p>
        </text:list-item>
        <text:list-item>
          <text:p text:style-name="P108"><text:span text:style-name="Strong_20_Emphasis">Estado</text:span>: Aunque aún está en desarrollo y no ha sido adoptada masivamente en dispositivos de consumo, se considera una tecnología prometedora para futuras unidades de almacenamiento.</text:p>
        </text:list-item>
      </text:list>
      <text:h text:style-name="Heading_20_3" text:outline-level="3"><text:soft-page-break/>Comparación entre NAND y otras tecnologías:</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header-rows>
          <table:table-row>
            <table:table-cell table:style-name="Tabla4.A1" office:value-type="string">
              <text:p text:style-name="Table_20_Heading"><text:span text:style-name="Strong_20_Emphasis">Característica</text:span></text:p>
            </table:table-cell>
            <table:table-cell table:style-name="Tabla4.A1" office:value-type="string">
              <text:p text:style-name="Table_20_Heading"><text:span text:style-name="Strong_20_Emphasis">NAND Flash</text:span></text:p>
            </table:table-cell>
            <table:table-cell table:style-name="Tabla4.A1" office:value-type="string">
              <text:p text:style-name="Table_20_Heading"><text:span text:style-name="Strong_20_Emphasis">NOR Flash</text:span></text:p>
            </table:table-cell>
            <table:table-cell table:style-name="Tabla4.A1" office:value-type="string">
              <text:p text:style-name="Table_20_Heading"><text:span text:style-name="Strong_20_Emphasis">Optane (3D XPoint)</text:span></text:p>
            </table:table-cell>
            <table:table-cell table:style-name="Tabla4.A1" office:value-type="string">
              <text:p text:style-name="Table_20_Heading"><text:span text:style-name="Strong_20_Emphasis">ReRAM</text:span></text:p>
            </table:table-cell>
            <table:table-cell table:style-name="Tabla4.A1" office:value-type="string">
              <text:p text:style-name="Table_20_Heading"><text:span text:style-name="Strong_20_Emphasis">Memristor</text:span></text:p>
            </table:table-cell>
          </table:table-row>
        </table:table-header-rows>
        <table:table-row>
          <table:table-cell table:style-name="Tabla4.A1" office:value-type="string">
            <text:p text:style-name="Table_20_Contents"><text:span text:style-name="Strong_20_Emphasis">Velocidad de lectura</text:span></text:p>
          </table:table-cell>
          <table:table-cell table:style-name="Tabla4.A1" office:value-type="string">
            <text:p text:style-name="Table_20_Contents">Alta, pero no acceso directo</text:p>
          </table:table-cell>
          <table:table-cell table:style-name="Tabla4.A1" office:value-type="string">
            <text:p text:style-name="Table_20_Contents">Acceso directo muy rápido</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row>
        <table:table-row>
          <table:table-cell table:style-name="Tabla4.A1" office:value-type="string">
            <text:p text:style-name="Table_20_Contents"><text:span text:style-name="Strong_20_Emphasis">Velocidad de escritura</text:span></text:p>
          </table:table-cell>
          <table:table-cell table:style-name="Tabla4.A1" office:value-type="string">
            <text:p text:style-name="Table_20_Contents">Rápida (pero más lenta que la lectura)</text:p>
          </table:table-cell>
          <table:table-cell table:style-name="Tabla4.A1" office:value-type="string">
            <text:p text:style-name="Table_20_Contents">Lenta</text:p>
          </table:table-cell>
          <table:table-cell table:style-name="Tabla4.A1" office:value-type="string">
            <text:p text:style-name="Table_20_Contents">Muy rápida</text:p>
          </table:table-cell>
          <table:table-cell table:style-name="Tabla4.A1" office:value-type="string">
            <text:p text:style-name="Table_20_Contents">Muy rápida</text:p>
          </table:table-cell>
          <table:table-cell table:style-name="Tabla4.A1" office:value-type="string">
            <text:p text:style-name="Table_20_Contents">Rápida</text:p>
          </table:table-cell>
        </table:table-row>
        <table:table-row>
          <table:table-cell table:style-name="Tabla4.A1" office:value-type="string">
            <text:p text:style-name="Table_20_Contents"><text:span text:style-name="Strong_20_Emphasis">Durabilidad</text:span></text:p>
          </table:table-cell>
          <table:table-cell table:style-name="Tabla4.A1" office:value-type="string">
            <text:p text:style-name="Table_20_Contents">Buenas, pero limitada a ciclos de escritura</text:p>
          </table:table-cell>
          <table:table-cell table:style-name="Tabla4.A1" office:value-type="string">
            <text:p text:style-name="Table_20_Contents">Alta</text:p>
          </table:table-cell>
          <table:table-cell table:style-name="Tabla4.A1" office:value-type="string">
            <text:p text:style-name="Table_20_Contents">Excelente</text:p>
          </table:table-cell>
          <table:table-cell table:style-name="Tabla4.A1" office:value-type="string">
            <text:p text:style-name="Table_20_Contents">Excelente</text:p>
          </table:table-cell>
          <table:table-cell table:style-name="Tabla4.A1" office:value-type="string">
            <text:p text:style-name="Table_20_Contents">Alta</text:p>
          </table:table-cell>
        </table:table-row>
        <table:table-row>
          <table:table-cell table:style-name="Tabla4.A1" office:value-type="string">
            <text:p text:style-name="Table_20_Contents"><text:span text:style-name="Strong_20_Emphasis">Costo</text:span></text:p>
          </table:table-cell>
          <table:table-cell table:style-name="Tabla4.A1" office:value-type="string">
            <text:p text:style-name="Table_20_Contents">Económico</text:p>
          </table:table-cell>
          <table:table-cell table:style-name="Tabla4.A1" office:value-type="string">
            <text:p text:style-name="Table_20_Contents">Alto</text:p>
          </table:table-cell>
          <table:table-cell table:style-name="Tabla4.A1" office:value-type="string">
            <text:p text:style-name="Table_20_Contents">Más caro que NAND</text:p>
          </table:table-cell>
          <table:table-cell table:style-name="Tabla4.A1" office:value-type="string">
            <text:p text:style-name="Table_20_Contents">Potencialmente alto</text:p>
          </table:table-cell>
          <table:table-cell table:style-name="Tabla4.A1" office:value-type="string">
            <text:p text:style-name="Table_20_Contents">Desconocido (en desarrollo)</text:p>
          </table:table-cell>
        </table:table-row>
        <table:table-row>
          <table:table-cell table:style-name="Tabla4.A1" office:value-type="string">
            <text:p text:style-name="Table_20_Contents"><text:span text:style-name="Strong_20_Emphasis">Aplicaciones comunes</text:span></text:p>
          </table:table-cell>
          <table:table-cell table:style-name="Tabla4.A1" office:value-type="string">
            <text:p text:style-name="Table_20_Contents">SSD, tarjetas de memoria, USB</text:p>
          </table:table-cell>
          <table:table-cell table:style-name="Tabla4.A1" office:value-type="string">
            <text:p text:style-name="Table_20_Contents">Firmware, BIOS, embebidos</text:p>
          </table:table-cell>
          <table:table-cell table:style-name="Tabla4.A1" office:value-type="string">
            <text:p text:style-name="Table_20_Contents">Caché, almacenamiento rápido</text:p>
          </table:table-cell>
          <table:table-cell table:style-name="Tabla4.A1" office:value-type="string">
            <text:p text:style-name="Table_20_Contents">Aplicaciones de alto rendimiento</text:p>
          </table:table-cell>
          <table:table-cell table:style-name="Tabla4.A1" office:value-type="string">
            <text:p text:style-name="Table_20_Contents">Memoria del futuro, aún en desarrollo</text:p>
          </table:table-cell>
        </table:table-row>
      </table:table>
      <text:h text:style-name="Heading_20_3" text:outline-level="3">¿Por qué se usa principalmente NAND en los SSD?</text:h>
      <text:list text:style-name="L64">
        <text:list-item>
          <text:p text:style-name="P110"><text:span text:style-name="Strong_20_Emphasis">Costo-efectividad</text:span>: Aunque existen tecnologías más rápidas y duraderas como 3D XPoint o ReRAM, la NAND sigue siendo la más económica para fabricar a gran escala, lo que permite ofrecer dispositivos con una gran capacidad de almacenamiento a un precio razonable.</text:p>
        </text:list-item>
        <text:list-item>
          <text:p text:style-name="P110"><text:span text:style-name="Strong_20_Emphasis">Suficiente para la mayoría de los usos</text:span>: La velocidad de la NAND flash es mucho mayor que la de los HDD, y su durabilidad es adecuada para la mayoría de los escenarios de uso general. Por eso, la NAND es el estándar en la mayoría de los SSD comerciales.</text:p>
        </text:list-item>
        <text:list-item>
          <text:p text:style-name="P110"><text:span text:style-name="Strong_20_Emphasis">Escalabilidad</text:span>: La tecnología NAND permite aumentar la densidad de almacenamiento, lo que ha permitido fabricar SSD de gran capacidad, hasta varios terabytes, mientras que las tecnologías más avanzadas como Optane todavía tienen limitaciones de capacidad o costo.</text:p>
        </text:list-item>
      </text:list>
      <text:h text:style-name="Heading_20_3" text:outline-level="3">Resumen:</text:h>
      <text:p text:style-name="Text_20_body">Aunque los <text:span text:style-name="Strong_20_Emphasis">SSD</text:span> más comunes utilizan <text:span text:style-name="Strong_20_Emphasis">memoria flash NAND</text:span> debido a su balance entre costo, velocidad y capacidad, también existen otras tecnologías de almacenamiento sólido como <text:span text:style-name="Strong_20_Emphasis">NOR flash</text:span>, <text:span text:style-name="Strong_20_Emphasis">Optane (3D XPoint)</text:span>, <text:span text:style-name="Strong_20_Emphasis">ReRAM</text:span> y <text:span text:style-name="Strong_20_Emphasis">memristor</text:span>. Estas tecnologías ofrecen diferentes combinaciones de velocidad, durabilidad y costo, y algunas son más rápidas y duraderas que NAND, pero aún no han sido adoptadas masivamente debido a su mayor costo o su estado de desarrollo.</text:p>
      <text:p text:style-name="Text_20_body"/>
      <text:h text:style-name="Heading_20_5" text:outline-level="5"/>
      <text:p text:style-name="Text_20_body"/>
      <text:p text:style-name="Text_20_body">Cuando se dice que una memoria es <text:span text:style-name="Strong_20_Emphasis">NAND</text:span> (como en la memoria <text:span text:style-name="Strong_20_Emphasis">flash NAND</text:span> utilizada en la mayoría de los SSD), esto se refiere a la <text:span text:style-name="Strong_20_Emphasis">estructura lógica</text:span> en la que se basa su diseño. El término <text:span text:style-name="Strong_20_Emphasis">NAND</text:span> proviene de la lógica digital, específicamente de la <text:span text:style-name="Strong_20_Emphasis">puerta lógica NAND</text:span>, que es un componente fundamental en la electrónica digital.</text:p>
      <text:h text:style-name="Heading_20_3" text:outline-level="3"><text:soft-page-break/>¿Qué significa que sea "NAND"?</text:h>
      <text:p text:style-name="Text_20_body">El término <text:span text:style-name="Strong_20_Emphasis">NAND</text:span> se refiere a una puerta lógica de la <text:span text:style-name="Strong_20_Emphasis">lógica digital</text:span> llamada <text:span text:style-name="Strong_20_Emphasis">Not AND</text:span>. Esta puerta es una combinación de las funciones <text:span text:style-name="Strong_20_Emphasis">AND</text:span> y <text:span text:style-name="Strong_20_Emphasis">NOT</text:span>, lo que significa que primero realiza una operación <text:span text:style-name="Strong_20_Emphasis">AND</text:span> (Y lógico) y luego invierte el resultado (negación o complemento).</text:p>
      <text:h text:style-name="Heading_20_4" text:outline-level="4">Función de la puerta lógica NAND:</text:h>
      <text:list text:style-name="L65">
        <text:list-item>
          <text:p text:style-name="P112"><text:span text:style-name="Strong_20_Emphasis">Operación AND</text:span>: En una puerta lógica AND, la salida es verdadera (1) solo si ambas entradas son verdaderas (1 y 1).</text:p>
        </text:list-item>
        <text:list-item>
          <text:p text:style-name="P111"><text:span text:style-name="Strong_20_Emphasis">Operación NOT</text:span>: La operación NOT invierte la salida, es decir, si el resultado de una operación AND es verdadero (1), la operación NOT lo convierte en falso (0).</text:p>
        </text:list-item>
      </text:list>
      <text:p text:style-name="Text_20_body">Por lo tanto, la <text:span text:style-name="Strong_20_Emphasis">función NAND</text:span> produce una salida de <text:span text:style-name="Strong_20_Emphasis">0</text:span> solo si ambas entradas son 1. En cualquier otro caso, la salida es 1. Aquí está la <text:span text:style-name="Strong_20_Emphasis">tabla de verdad</text:span> para una puerta NAND:</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Entrada A</text:p>
            </table:table-cell>
            <table:table-cell table:style-name="Tabla5.A1" office:value-type="string">
              <text:p text:style-name="Table_20_Heading">Entrada B</text:p>
            </table:table-cell>
            <table:table-cell table:style-name="Tabla5.A1" office:value-type="string">
              <text:p text:style-name="Table_20_Heading">Salida (A NAND B)</text:p>
            </table:table-cell>
          </table:table-row>
        </table:table-header-rows>
        <table:table-row>
          <table:table-cell table:style-name="Tabla5.A1" office:value-type="string">
            <text:p text:style-name="Table_20_Contents">0</text:p>
          </table:table-cell>
          <table:table-cell table:style-name="Tabla5.A1" office:value-type="string">
            <text:p text:style-name="Table_20_Contents">0</text:p>
          </table:table-cell>
          <table:table-cell table:style-name="Tabla5.A1" office:value-type="string">
            <text:p text:style-name="Table_20_Contents">1</text:p>
          </table:table-cell>
        </table:table-row>
        <table:table-row>
          <table:table-cell table:style-name="Tabla5.A1" office:value-type="string">
            <text:p text:style-name="Table_20_Contents">0</text:p>
          </table:table-cell>
          <table:table-cell table:style-name="Tabla5.A1" office:value-type="string">
            <text:p text:style-name="Table_20_Contents">1</text:p>
          </table:table-cell>
          <table:table-cell table:style-name="Tabla5.A1" office:value-type="string">
            <text:p text:style-name="Table_20_Contents">1</text:p>
          </table:table-cell>
        </table:table-row>
        <table:table-row>
          <table:table-cell table:style-name="Tabla5.A1" office:value-type="string">
            <text:p text:style-name="Table_20_Contents">1</text:p>
          </table:table-cell>
          <table:table-cell table:style-name="Tabla5.A1" office:value-type="string">
            <text:p text:style-name="Table_20_Contents">0</text:p>
          </table:table-cell>
          <table:table-cell table:style-name="Tabla5.A1" office:value-type="string">
            <text:p text:style-name="Table_20_Contents">1</text:p>
          </table:table-cell>
        </table:table-row>
        <table:table-row>
          <table:table-cell table:style-name="Tabla5.A1" office:value-type="string">
            <text:p text:style-name="Table_20_Contents">1</text:p>
          </table:table-cell>
          <table:table-cell table:style-name="Tabla5.A1" office:value-type="string">
            <text:p text:style-name="Table_20_Contents">1</text:p>
          </table:table-cell>
          <table:table-cell table:style-name="Tabla5.A1" office:value-type="string">
            <text:p text:style-name="Table_20_Contents">0</text:p>
          </table:table-cell>
        </table:table-row>
      </table:table>
      <text:h text:style-name="Heading_20_3" text:outline-level="3">¿Cómo se relaciona la memoria NAND con la lógica?</text:h>
      <text:p text:style-name="Text_20_body">La arquitectura de la memoria <text:span text:style-name="Strong_20_Emphasis">flash NAND</text:span> utiliza una configuración basada en la <text:span text:style-name="Strong_20_Emphasis">lógica NAND</text:span> para almacenar datos en celdas de memoria. Estas celdas están organizadas en matrices o bloques que se controlan mediante operaciones lógicas (incluyendo la función NAND) para leer y escribir datos de manera eficiente.</text:p>
      <text:h text:style-name="Heading_20_4" text:outline-level="4">Principio básico:</text:h>
      <text:list text:style-name="L66">
        <text:list-item>
          <text:p text:style-name="P113">En una memoria flash NAND, las celdas de memoria están organizadas de manera que muchas celdas pueden estar conectadas en serie, formando un grupo o <text:span text:style-name="Strong_20_Emphasis">bloque</text:span>. Para acceder a los datos de un bloque, se aplica una combinación de señales a los transistores que forman las celdas, utilizando la operación <text:span text:style-name="Strong_20_Emphasis">NAND</text:span> para leer o escribir los datos.</text:p>
        </text:list-item>
        <text:list-item>
          <text:p text:style-name="P113">Esta organización permite a la memoria NAND almacenar grandes cantidades de datos en un espacio reducido y a un costo más bajo que otras arquitecturas de memoria flash (como NOR). Sin embargo, el acceso a los datos en NAND es más complicado que en NOR, porque para leer una celda, el sistema debe procesar la información de todas las celdas en el mismo grupo, de ahí que se utilicen métodos de <text:span text:style-name="Strong_20_Emphasis">lectura en bloque</text:span>.</text:p>
        </text:list-item>
      </text:list>
      <text:h text:style-name="Heading_20_3" text:outline-level="3">Ventajas de la arquitectura NAND:</text:h>
      <text:list text:style-name="L67">
        <text:list-item>
          <text:p text:style-name="P114"><text:span text:style-name="Strong_20_Emphasis">Alta densidad de almacenamiento</text:span>: La arquitectura NAND permite almacenar más bits por celda en comparación con otros tipos de memoria flash. Existen versiones de NAND que almacenan múltiples bits por celda (como <text:span text:style-name="Strong_20_Emphasis">MLC</text:span>, <text:span text:style-name="Strong_20_Emphasis">TLC</text:span>, <text:span text:style-name="Strong_20_Emphasis">QLC</text:span>), lo que aumenta la capacidad de almacenamiento por unidad de área.</text:p>
        </text:list-item>
        <text:list-item>
          <text:p text:style-name="P114"><text:span text:style-name="Strong_20_Emphasis">Eficiencia en la escritura y borrado</text:span>: La memoria NAND se organiza en bloques que se pueden escribir y borrar eficientemente en grandes cantidades de datos al mismo tiempo, lo que mejora el rendimiento en aplicaciones que requieren almacenamiento masivo.</text:p>
        </text:list-item>
        <text:list-item>
          <text:p text:style-name="P114"><text:soft-page-break/><text:span text:style-name="Strong_20_Emphasis">Costo por bit reducido</text:span>: Gracias a su alta densidad y a su estructura de organización eficiente, la memoria NAND es más barata de producir que otros tipos de memoria no volátil, como NOR.</text:p>
        </text:list-item>
      </text:list>
      <text:h text:style-name="Heading_20_3" text:outline-level="3">Desventajas de la memoria NAND:</text:h>
      <text:list text:style-name="L68">
        <text:list-item>
          <text:p text:style-name="P115"><text:span text:style-name="Strong_20_Emphasis">Acceso secuencial</text:span>: Dado que la lectura y escritura en la memoria NAND se realiza en bloques, no es tan eficiente para acceder de forma aleatoria a pequeños segmentos de datos. Esto significa que la lectura o escritura de pequeños datos requiere el acceso a un bloque entero.</text:p>
        </text:list-item>
        <text:list-item>
          <text:p text:style-name="P115"><text:span text:style-name="Strong_20_Emphasis">Durabilidad limitada</text:span>: Las celdas NAND tienen un número limitado de ciclos de escritura y borrado (ciclos de programa-borrado), ya que con el tiempo las celdas de memoria se desgastan. Esto ha llevado al desarrollo de técnicas como la <text:span text:style-name="Strong_20_Emphasis">nivelación de desgaste</text:span> para extender la vida útil de los SSD basados en NAND.</text:p>
        </text:list-item>
      </text:list>
      <text:h text:style-name="Heading_20_3" text:outline-level="3">Comparación con NOR (Otra memoria flash):</text:h>
      <text:list text:style-name="L69">
        <text:list-item>
          <text:p text:style-name="P116"><text:span text:style-name="Strong_20_Emphasis">Memoria NOR</text:span> utiliza una arquitectura basada en puertas <text:span text:style-name="Strong_20_Emphasis">NOR</text:span>, que ofrece acceso aleatorio a cada celda de memoria individualmente. Esto la hace adecuada para aplicaciones como el almacenamiento de código en dispositivos embebidos, donde se requiere acceso rápido a pequeñas porciones de datos. Sin embargo, la <text:span text:style-name="Strong_20_Emphasis">memoria NAND</text:span> es preferida para almacenamiento masivo debido a su mayor densidad y menor costo.</text:p>
        </text:list-item>
      </text:list>
      <text:h text:style-name="Heading_20_3" text:outline-level="3">Resumen:</text:h>
      <text:list text:style-name="L70">
        <text:list-item>
          <text:p text:style-name="P118"><text:span text:style-name="Strong_20_Emphasis">NAND</text:span> en <text:span text:style-name="Strong_20_Emphasis">memoria flash NAND</text:span> se refiere a la <text:span text:style-name="Strong_20_Emphasis">estructura lógica</text:span> basada en puertas NAND, que es fundamental para la organización y acceso a las celdas de memoria.</text:p>
        </text:list-item>
        <text:list-item>
          <text:p text:style-name="P118">Esta arquitectura permite almacenar grandes cantidades de datos de manera eficiente y económica, aunque con un acceso más complejo que en otros tipos de memoria como NOR.</text:p>
        </text:list-item>
        <text:list-item>
          <text:p text:style-name="P117">La lógica <text:span text:style-name="Strong_20_Emphasis">NAND</text:span> permite que las celdas de memoria se organicen en matrices de alta densidad, lo que es crucial para la fabricación de dispositivos de almacenamiento masivo, como los SSD.</text:p>
        </text:list-item>
      </text:list>
      <text:p text:style-name="Text_20_body"/>
      <text:p text:style-name="Text_20_body"/>
      <text:p text:style-name="Text_20_body">La diferencia entre <text:span text:style-name="Strong_20_Emphasis">NVMe</text:span> y <text:span text:style-name="Strong_20_Emphasis">NGFF</text:span> radica en sus funciones y aplicaciones dentro del ámbito del almacenamiento sólido, aunque ambos términos están relacionados con <text:span text:style-name="Strong_20_Emphasis">SSD</text:span> (unidades de estado sólido).</text:p>
      <text:h text:style-name="Heading_20_3" text:outline-level="3">1. <text:span text:style-name="Strong_20_Emphasis">NVMe (Non-Volatile Memory Express)</text:span></text:h>
      <text:p text:style-name="Text_20_body"><text:span text:style-name="Strong_20_Emphasis">NVMe</text:span> es una <text:span text:style-name="Strong_20_Emphasis">interfaz</text:span> o <text:span text:style-name="Strong_20_Emphasis">protocolo</text:span> de comunicación diseñado específicamente para aprovechar las ventajas de los SSD basados en memoria <text:span text:style-name="Strong_20_Emphasis">flash</text:span> (NAND). Esta interfaz está optimizada para trabajar con dispositivos de almacenamiento de alta velocidad conectados al bus <text:span text:style-name="Strong_20_Emphasis">PCIe</text:span> (Peripheral Component Interconnect Express), lo que permite un acceso a los datos mucho más rápido que los protocolos anteriores, como SATA.</text:p>
      <text:h text:style-name="Heading_20_4" text:outline-level="4"><text:soft-page-break/>Características principales de NVMe:</text:h>
      <text:list text:style-name="L71">
        <text:list-item>
          <text:p text:style-name="P120"><text:span text:style-name="Strong_20_Emphasis">Alto rendimiento</text:span>: NVMe es significativamente más rápido que el protocolo SATA, ya que puede manejar miles de solicitudes simultáneas con bajas latencias. Esto permite transferencias de datos mucho más rápidas, llegando hasta los <text:span text:style-name="Strong_20_Emphasis">7,000 MB/s</text:span> en los últimos modelos.</text:p>
        </text:list-item>
        <text:list-item>
          <text:p text:style-name="P120"><text:span text:style-name="Strong_20_Emphasis">Optimizado para SSD</text:span>: A diferencia de <text:span text:style-name="Strong_20_Emphasis">SATA</text:span>, que fue desarrollado inicialmente para discos duros mecánicos (HDD), NVMe está diseñado desde cero para el rendimiento de los SSD, aprovechando su baja latencia y la naturaleza paralela de la memoria flash.</text:p>
        </text:list-item>
        <text:list-item>
          <text:p text:style-name="P120"><text:span text:style-name="Strong_20_Emphasis">Basado en PCIe</text:span>: NVMe utiliza el bus <text:span text:style-name="Strong_20_Emphasis">PCIe</text:span>, que ofrece una mayor cantidad de carriles de datos (x4, x8, etc.) en comparación con el bus SATA, lo que le permite manejar transferencias de datos mucho más rápidas.</text:p>
        </text:list-item>
        <text:list-item>
          <text:p text:style-name="P119"><text:span text:style-name="Strong_20_Emphasis">Baja latencia</text:span>: Debido a que NVMe está optimizado para memoria no volátil, reduce significativamente la latencia de acceso a los datos en comparación con los discos duros tradicionales y SSD basados en SATA.</text:p>
        </text:list-item>
      </text:list>
      <text:h text:style-name="Heading_20_3" text:outline-level="3">2. <text:span text:style-name="Strong_20_Emphasis">NGFF (Next Generation Form Factor)</text:span>, también conocido como <text:span text:style-name="Strong_20_Emphasis">M.2</text:span></text:h>
      <text:p text:style-name="Text_20_body"><text:span text:style-name="Strong_20_Emphasis">NGFF</text:span> es un <text:span text:style-name="Strong_20_Emphasis">factor de forma</text:span> físico que fue renombrado oficialmente como <text:span text:style-name="Strong_20_Emphasis">M.2</text:span>. Se refiere al formato de los módulos de almacenamiento (entre otros dispositivos) que se utilizan principalmente en laptops, ultrabooks, y PCs de alto rendimiento. Este estándar reemplazó al <text:span text:style-name="Strong_20_Emphasis">mSATA</text:span> y ofrece soporte para tanto unidades SSD basadas en <text:span text:style-name="Strong_20_Emphasis">SATA</text:span> como en <text:span text:style-name="Strong_20_Emphasis">PCIe/NVMe</text:span>.</text:p>
      <text:h text:style-name="Heading_20_4" text:outline-level="4">Características principales de NGFF (M.2):</text:h>
      <text:list text:style-name="L72">
        <text:list-item>
          <text:p text:style-name="P122"><text:span text:style-name="Strong_20_Emphasis">Formato físico</text:span>: NGFF/M.2 describe el tamaño y la forma de los módulos de almacenamiento SSD. Es un factor de forma mucho más compacto que las unidades SSD de 2.5 pulgadas, lo que lo hace ideal para dispositivos con espacio limitado, como laptops o tablets.</text:p>
        </text:list-item>
        <text:list-item>
          <text:p text:style-name="P122"><text:span text:style-name="Strong_20_Emphasis">Compatibilidad con diferentes interfaces</text:span>: M.2 es un factor de forma que puede soportar tanto la interfaz <text:span text:style-name="Strong_20_Emphasis">SATA</text:span> como la <text:span text:style-name="Strong_20_Emphasis">PCIe</text:span> (incluyendo NVMe). Esto significa que puedes encontrar SSD M.2 que utilizan el protocolo más lento SATA o los más rápidos PCIe/NVMe.</text:p>
          <text:list>
            <text:list-item>
              <text:p text:style-name="P122"><text:span text:style-name="Strong_20_Emphasis">M.2 SATA</text:span>: Funciona a velocidades más lentas (hasta 600 MB/s), ya que usa la interfaz SATA, similar a los SSD de 2.5 pulgadas.</text:p>
            </text:list-item>
            <text:list-item>
              <text:p text:style-name="P122"><text:span text:style-name="Strong_20_Emphasis">M.2 NVMe (PCIe)</text:span>: Funciona a velocidades mucho mayores (varios GB/s) porque utiliza la interfaz PCIe, optimizada para almacenamiento de alta velocidad.</text:p>
            </text:list-item>
          </text:list>
        </text:list-item>
        <text:list-item>
          <text:p text:style-name="P121"><text:span text:style-name="Strong_20_Emphasis">Variedad de tamaños</text:span>: Los SSD M.2 (NGFF) vienen en diferentes longitudes, como 2242, 2260 y 2280, donde los primeros dos dígitos indican el ancho (22 mm) y los últimos dos indican la longitud (42 mm, 60 mm, 80 mm, etc.).</text:p>
        </text:list-item>
      </text:list>
      <text:h text:style-name="Heading_20_3" text:outline-level="3">Diferencia clave entre <text:span text:style-name="Strong_20_Emphasis">NVMe</text:span> y <text:span text:style-name="Strong_20_Emphasis">NGFF (M.2)</text:span>:</text:h>
      <text:list text:style-name="L73">
        <text:list-item>
          <text:p text:style-name="P124"><text:span text:style-name="Strong_20_Emphasis">NVMe</text:span> es un <text:span text:style-name="Strong_20_Emphasis">protocolo de comunicación</text:span> diseñado para mejorar el rendimiento de los SSD que usan la interfaz <text:span text:style-name="Strong_20_Emphasis">PCIe</text:span>.</text:p>
        </text:list-item>
        <text:list-item>
          <text:p text:style-name="P123"><text:span text:style-name="Strong_20_Emphasis">NGFF (M.2)</text:span> es un <text:span text:style-name="Strong_20_Emphasis">factor de forma</text:span> físico que puede soportar tanto <text:span text:style-name="Strong_20_Emphasis">SATA</text:span> como <text:span text:style-name="Strong_20_Emphasis">NVMe</text:span> (PCIe). Es decir, puedes tener un SSD en formato M.2 que use SATA o PCIe/NVMe como su protocolo de comunicación.</text:p>
        </text:list-item>
      </text:list>
      <text:h text:style-name="Heading_20_3" text:outline-level="3"><text:soft-page-break/>Resumen de las diferencias:</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Característica</text:span></text:p>
            </table:table-cell>
            <table:table-cell table:style-name="Tabla6.A1" office:value-type="string">
              <text:p text:style-name="Table_20_Heading"><text:span text:style-name="Strong_20_Emphasis">NVMe</text:span></text:p>
            </table:table-cell>
            <table:table-cell table:style-name="Tabla6.A1" office:value-type="string">
              <text:p text:style-name="Table_20_Heading"><text:span text:style-name="Strong_20_Emphasis">NGFF (M.2)</text:span></text:p>
            </table:table-cell>
          </table:table-row>
        </table:table-header-rows>
        <table:table-row>
          <table:table-cell table:style-name="Tabla6.A1" office:value-type="string">
            <text:p text:style-name="Table_20_Contents"><text:span text:style-name="Strong_20_Emphasis">Definición</text:span></text:p>
          </table:table-cell>
          <table:table-cell table:style-name="Tabla6.A1" office:value-type="string">
            <text:p text:style-name="Table_20_Contents">Protocolo de comunicación diseñado para SSD sobre PCIe</text:p>
          </table:table-cell>
          <table:table-cell table:style-name="Tabla6.A1" office:value-type="string">
            <text:p text:style-name="Table_20_Contents">Factor de forma físico para SSD</text:p>
          </table:table-cell>
        </table:table-row>
        <table:table-row>
          <table:table-cell table:style-name="Tabla6.A1" office:value-type="string">
            <text:p text:style-name="Table_20_Contents"><text:span text:style-name="Strong_20_Emphasis">Interfaz</text:span></text:p>
          </table:table-cell>
          <table:table-cell table:style-name="Tabla6.A1" office:value-type="string">
            <text:p text:style-name="Table_20_Contents">Usualmente PCIe (alta velocidad)</text:p>
          </table:table-cell>
          <table:table-cell table:style-name="Tabla6.A1" office:value-type="string">
            <text:p text:style-name="Table_20_Contents">Puede ser SATA o PCIe (NVMe o SATA)</text:p>
          </table:table-cell>
        </table:table-row>
        <table:table-row>
          <table:table-cell table:style-name="Tabla6.A1" office:value-type="string">
            <text:p text:style-name="Table_20_Contents"><text:span text:style-name="Strong_20_Emphasis">Velocidad</text:span></text:p>
          </table:table-cell>
          <table:table-cell table:style-name="Tabla6.A1" office:value-type="string">
            <text:p text:style-name="Table_20_Contents">Muy alta (varios GB/s con PCIe)</text:p>
          </table:table-cell>
          <table:table-cell table:style-name="Tabla6.A1" office:value-type="string">
            <text:p text:style-name="Table_20_Contents">Depende de la interfaz (SATA: hasta 600 MB/s, PCIe/NVMe: varios GB/s)</text:p>
          </table:table-cell>
        </table:table-row>
        <table:table-row>
          <table:table-cell table:style-name="Tabla6.A1" office:value-type="string">
            <text:p text:style-name="Table_20_Contents"><text:span text:style-name="Strong_20_Emphasis">Uso principal</text:span></text:p>
          </table:table-cell>
          <table:table-cell table:style-name="Tabla6.A1" office:value-type="string">
            <text:p text:style-name="Table_20_Contents">Optimización del rendimiento de SSD sobre PCIe</text:p>
          </table:table-cell>
          <table:table-cell table:style-name="Tabla6.A1" office:value-type="string">
            <text:p text:style-name="Table_20_Contents">Formato compacto para SSD en dispositivos portátiles</text:p>
          </table:table-cell>
        </table:table-row>
        <table:table-row>
          <table:table-cell table:style-name="Tabla6.A1" office:value-type="string">
            <text:p text:style-name="Table_20_Contents"><text:span text:style-name="Strong_20_Emphasis">Compatibilidad</text:span></text:p>
          </table:table-cell>
          <table:table-cell table:style-name="Tabla6.A1" office:value-type="string">
            <text:p text:style-name="Table_20_Contents">Solo con SSD PCIe</text:p>
          </table:table-cell>
          <table:table-cell table:style-name="Tabla6.A1" office:value-type="string">
            <text:p text:style-name="Table_20_Contents">Compatible con SATA y PCIe</text:p>
          </table:table-cell>
        </table:table-row>
      </table:table>
      <text:h text:style-name="Heading_20_3" text:outline-level="3">Conclusión:</text:h>
      <text:p text:style-name="Text_20_body"><text:span text:style-name="Strong_20_Emphasis">NVMe</text:span> es un protocolo de alta velocidad optimizado para SSD que utilizan la interfaz <text:span text:style-name="Strong_20_Emphasis">PCIe</text:span>, mientras que <text:span text:style-name="Strong_20_Emphasis">NGFF</text:span> (ahora conocido como <text:span text:style-name="Strong_20_Emphasis">M.2</text:span>) es un factor de forma físico que soporta tanto el protocolo SATA como NVMe/PCIe. Así que, mientras NVMe describe cómo los datos son gestionados en un SSD, NGFF (M.2) describe el tamaño y la conexión física del dispositivo de almacenamiento.</text:p>
      <text:p text:style-name="P1"/>
      <text:p text:style-name="P1"/>
      <text:p text:style-name="P1"/>
      <text:p text:style-name="P1"/>
      <text:p text:style-name="Text_20_body">Sí, puedes usar un <text:span text:style-name="Strong_20_Emphasis">SSD con interfaz SATA</text:span> en un <text:span text:style-name="Strong_20_Emphasis">slot M.2 NGFF</text:span>, siempre que el <text:span text:style-name="Strong_20_Emphasis">conector M.2</text:span> de tu placa base sea compatible con la interfaz <text:span text:style-name="Strong_20_Emphasis">SATA</text:span>.</text:p>
      <text:h text:style-name="Heading_20_3" text:outline-level="3">Explicación:</text:h>
      <text:p text:style-name="Text_20_body">El <text:span text:style-name="Strong_20_Emphasis">M.2</text:span> (anteriormente llamado <text:span text:style-name="Strong_20_Emphasis">NGFF</text:span>) es solo un <text:span text:style-name="Strong_20_Emphasis">factor de forma físico</text:span>, lo que significa que describe el tamaño y la forma del dispositivo, no el protocolo de comunicación que utiliza. Los SSD en formato M.2 pueden usar dos tipos principales de interfaces para la transferencia de datos:</text:p>
      <text:list text:style-name="L74">
        <text:list-item>
          <text:p text:style-name="P125"><text:span text:style-name="Strong_20_Emphasis">M.2 SATA</text:span>: Utiliza el protocolo <text:span text:style-name="Strong_20_Emphasis">SATA</text:span> (Serial ATA), que es más lento y tiene un límite de velocidad de aproximadamente <text:span text:style-name="Strong_20_Emphasis">600 MB/s</text:span>. Los SSD M.2 SATA funcionan como cualquier otro SSD que usa la interfaz SATA, pero en un formato más compacto que las unidades tradicionales de 2.5 pulgadas.</text:p>
        </text:list-item>
        <text:list-item>
          <text:p text:style-name="P125"><text:span text:style-name="Strong_20_Emphasis">M.2 PCIe/NVMe</text:span>: Utiliza el bus <text:span text:style-name="Strong_20_Emphasis">PCIe</text:span> (Peripheral Component Interconnect Express) y el protocolo <text:span text:style-name="Strong_20_Emphasis">NVMe</text:span> (Non-Volatile Memory Express), mucho más rápido que SATA. Estos SSD pueden alcanzar velocidades de lectura y escritura mucho más altas, de varios <text:span text:style-name="Strong_20_Emphasis">GB/s</text:span>.</text:p>
        </text:list-item>
      </text:list>
      <text:h text:style-name="Heading_20_3" text:outline-level="3">¿Cómo saber si tu conector M.2 admite SSD SATA?</text:h>
      <text:p text:style-name="Text_20_body">No todos los conectores M.2 en las placas base son compatibles con ambos tipos de SSD. Algunos slots M.2 solo admiten <text:span text:style-name="Strong_20_Emphasis">PCIe/NVMe</text:span>, mientras que otros pueden admitir <text:span text:style-name="Strong_20_Emphasis">SATA</text:span> y <text:span text:style-name="Strong_20_Emphasis">PCIe</text:span>.</text:p>
      <text:list text:style-name="L75">
        <text:list-item>
          <text:p text:style-name="P127"><text:span text:style-name="Strong_20_Emphasis">Tipo de ranura M.2</text:span>: Los <text:span text:style-name="Strong_20_Emphasis">slots M.2</text:span> pueden estar diseñados para ser compatibles con:</text:p>
          <text:list>
            <text:list-item>
              <text:p text:style-name="P127">Solo <text:span text:style-name="Strong_20_Emphasis">PCIe/NVMe</text:span>.</text:p>
            </text:list-item>
            <text:list-item>
              <text:p text:style-name="P127">Solo <text:span text:style-name="Strong_20_Emphasis">SATA</text:span>.</text:p>
            </text:list-item>
            <text:list-item>
              <text:p text:style-name="P126"><text:span text:style-name="Strong_20_Emphasis">Ambos</text:span> (tanto SATA como PCIe/NVMe).</text:p>
            </text:list-item>
          </text:list>
        </text:list-item>
      </text:list>
      <text:h text:style-name="Heading_20_3" text:outline-level="3"><text:soft-page-break/>Identificación de compatibilidad:</text:h>
      <text:list text:style-name="L76">
        <text:list-item>
          <text:p text:style-name="P128"><text:span text:style-name="Strong_20_Emphasis">Key (clavija) M.2</text:span>: Los SSD M.2 tienen diferentes tipos de conectores o <text:span text:style-name="Strong_20_Emphasis">"keys"</text:span>:</text:p>
          <text:list>
            <text:list-item>
              <text:p text:style-name="P129"><text:span text:style-name="Strong_20_Emphasis">M.2 B key</text:span>: Usado generalmente para <text:span text:style-name="Strong_20_Emphasis">M.2 SATA</text:span>.</text:p>
            </text:list-item>
            <text:list-item>
              <text:p text:style-name="P129"><text:span text:style-name="Strong_20_Emphasis">M.2 M key</text:span>: Usado para <text:span text:style-name="Strong_20_Emphasis">M.2 PCIe/NVMe</text:span>.</text:p>
            </text:list-item>
            <text:list-item>
              <text:p text:style-name="P129">Algunos SSD tienen <text:span text:style-name="Strong_20_Emphasis">B+M key</text:span>, lo que significa que pueden funcionar tanto en ranuras B como M y, por lo tanto, pueden ser compatibles con <text:span text:style-name="Strong_20_Emphasis">SATA</text:span> o <text:span text:style-name="Strong_20_Emphasis">PCIe</text:span>.</text:p>
            </text:list-item>
          </text:list>
        </text:list-item>
        <text:list-item>
          <text:p text:style-name="P128"><text:span text:style-name="Strong_20_Emphasis">Documentación de la placa base</text:span>: Para asegurarte de que tu placa base soporta <text:span text:style-name="Strong_20_Emphasis">M.2 SATA</text:span>, revisa la documentación del fabricante de tu placa base o laptop. En ella debe especificar si el slot M.2 es compatible con SSD SATA.</text:p>
        </text:list-item>
      </text:list>
      <text:h text:style-name="Heading_20_3" text:outline-level="3">Resumen:</text:h>
      <text:list text:style-name="L77">
        <text:list-item>
          <text:p text:style-name="P131">Sí, puedes usar un <text:span text:style-name="Strong_20_Emphasis">SSD SATA</text:span> en un <text:span text:style-name="Strong_20_Emphasis">slot M.2</text:span>, siempre que la <text:span text:style-name="Strong_20_Emphasis">placa base</text:span> soporte el protocolo <text:span text:style-name="Strong_20_Emphasis">SATA</text:span> en ese slot M.2.</text:p>
        </text:list-item>
        <text:list-item>
          <text:p text:style-name="P130">Asegúrate de verificar el tipo de <text:span text:style-name="Strong_20_Emphasis">slot M.2</text:span> en tu placa base para confirmar si es compatible con <text:span text:style-name="Strong_20_Emphasis">SATA</text:span>, <text:span text:style-name="Strong_20_Emphasis">PCIe/NVMe</text:span>, o ambos.</text:p>
        </text:list-item>
      </text:list>
      <text:p text:style-name="P59">La <text:span text:style-name="Strong_20_Emphasis">BIOS</text:span> (Basic Input/Output System) y la <text:span text:style-name="Strong_20_Emphasis">UEFI</text:span> (Unified Extensible Firmware Interface) son tipos de firmware que se utilizan para inicializar el hardware del ordenador y cargar el sistema operativo. Aquí tienes un resumen de cada uno y sus diferencias principales:</text:p>
      <text:h text:style-name="Heading_20_3" text:outline-level="3">BIOS</text:h>
      <text:list text:style-name="L78">
        <text:list-item>
          <text:p text:style-name="P133"><text:span text:style-name="Strong_20_Emphasis">Función</text:span>: Es el firmware más antiguo que se utiliza en computadoras. Realiza la inicialización del hardware durante el arranque, realiza pruebas de diagnóstico (POST) y carga el gestor de arranque del sistema operativo desde el disco duro u otro dispositivo de almacenamiento.</text:p>
        </text:list-item>
        <text:list-item>
          <text:p text:style-name="P133"><text:span text:style-name="Strong_20_Emphasis">Interfaz</text:span>: Utiliza una interfaz de usuario básica y generalmente solo permite la navegación a través de teclado.</text:p>
        </text:list-item>
        <text:list-item>
          <text:p text:style-name="P133"><text:span text:style-name="Strong_20_Emphasis">Limitaciones</text:span>: Tiene un límite de 2.2 TB para el tamaño del disco duro y solo puede arrancar desde discos con el sistema de partición MBR (Master Boot Record).</text:p>
        </text:list-item>
        <text:list-item>
          <text:p text:style-name="P132"><text:span text:style-name="Strong_20_Emphasis">Código</text:span>: Está escrito en código de 16 bits, lo que limita su capacidad para manejar hardware moderno.</text:p>
        </text:list-item>
      </text:list>
      <text:h text:style-name="Heading_20_3" text:outline-level="3">UEFI</text:h>
      <text:list text:style-name="L79">
        <text:list-item>
          <text:p text:style-name="P135"><text:span text:style-name="Strong_20_Emphasis">Función</text:span>: Es el sucesor de la BIOS y ofrece una serie de mejoras, incluyendo una mejor capacidad de inicialización y soporte para hardware moderno. Puede cargar el sistema operativo más rápidamente.</text:p>
        </text:list-item>
        <text:list-item>
          <text:p text:style-name="P135"><text:span text:style-name="Strong_20_Emphasis">Interfaz</text:span>: Generalmente tiene una interfaz gráfica de usuario más amigable, y puede ser navegada con ratón y teclado.</text:p>
        </text:list-item>
        <text:list-item>
          <text:p text:style-name="P135"><text:span text:style-name="Strong_20_Emphasis">Ventajas</text:span>:</text:p>
          <text:list>
            <text:list-item>
              <text:p text:style-name="P135">No tiene el límite de 2.2 TB, y puede gestionar discos duros de hasta 9.4 ZB (zettabytes).</text:p>
            </text:list-item>
            <text:list-item>
              <text:p text:style-name="P135">Soporta el sistema de partición GPT (GUID Partition Table), que permite particiones más grandes y más de cuatro particiones primarias.</text:p>
            </text:list-item>
            <text:list-item>
              <text:p text:style-name="P135"><text:soft-page-break/>Incluye características de seguridad como el arranque seguro (Secure Boot), que protege contra malware en el proceso de arranque.</text:p>
            </text:list-item>
          </text:list>
        </text:list-item>
        <text:list-item>
          <text:p text:style-name="P134"><text:span text:style-name="Strong_20_Emphasis">Código</text:span>: Está diseñado en código de 32 y 64 bits, lo que permite un mejor manejo de hardware y más memoria.</text:p>
        </text:list-item>
      </text:list>
      <text:h text:style-name="Heading_20_3" text:outline-level="3">Diferencias Clave</text:h>
      <text:list text:style-name="L80">
        <text:list-item>
          <text:p text:style-name="P137"><text:span text:style-name="Strong_20_Emphasis">Interfaz y Usabilidad</text:span>: UEFI tiene una interfaz más moderna y fácil de usar.</text:p>
        </text:list-item>
        <text:list-item>
          <text:p text:style-name="P137"><text:span text:style-name="Strong_20_Emphasis">Límite de Disco</text:span>: UEFI admite discos duros mucho más grandes en comparación con BIOS.</text:p>
        </text:list-item>
        <text:list-item>
          <text:p text:style-name="P137"><text:span text:style-name="Strong_20_Emphasis">Método de Arranque</text:span>: UEFI utiliza GPT, mientras que BIOS utiliza MBR.</text:p>
        </text:list-item>
        <text:list-item>
          <text:p text:style-name="P136"><text:span text:style-name="Strong_20_Emphasis">Seguridad</text:span>: UEFI incluye características de seguridad avanzadas, como el arranque seguro.</text:p>
        </text:list-item>
      </text:list>
      <text:p text:style-name="Text_20_body">En resumen, UEFI es una versión más avanzada y capaz que la BIOS, diseñada para abordar las limitaciones de la BIOS tradicional y adaptarse mejor a los estándares modernos de computación.</text:p>
      <text:p text:style-name="Text_20_body">4o mini</text:p>
      <text:h text:style-name="Heading_20_5" text:outline-level="5">Tú dijiste:</text:h>
      <text:p text:style-name="Text_20_body">Crea una definiciíon y especificación de MBR y de UEFI. Bytes utilizados, tabla particiones, ....</text:p>
      <text:h text:style-name="Heading_20_6" text:outline-level="6">ChatGPT Plus</text:h>
      <text:p text:style-name="Text_20_body">Aquí tienes definiciones y especificaciones para MBR (Master Boot Record) y UEFI (Unified Extensible Firmware Interface), incluyendo detalles sobre bytes utilizados, tablas de particiones y más.</text:p>
      <text:h text:style-name="Heading_20_3" text:outline-level="3">MBR (Master Boot Record)</text:h>
      <text:h text:style-name="Heading_20_4" text:outline-level="4">Definición</text:h>
      <text:p text:style-name="Text_20_body">El Master Boot Record (MBR) es un tipo de esquema de particionamiento que se utiliza para identificar cómo se organiza el espacio en disco de un dispositivo de almacenamiento. Se encuentra en el primer sector de un disco duro y contiene el código necesario para iniciar el sistema operativo y la tabla de particiones que describe las particiones del disco.</text:p>
      <text:h text:style-name="Heading_20_4" text:outline-level="4">Especificaciones</text:h>
      <text:list text:style-name="L81">
        <text:list-item>
          <text:p text:style-name="P139"><text:span text:style-name="Strong_20_Emphasis">Tamaño Total</text:span>: 512 bytes.</text:p>
        </text:list-item>
        <text:list-item>
          <text:p text:style-name="P139"><text:span text:style-name="Strong_20_Emphasis">Estructura</text:span>:</text:p>
          <text:list>
            <text:list-item>
              <text:p text:style-name="P139"><text:span text:style-name="Strong_20_Emphasis">Código de Arranque (Boot Code)</text:span>: 446 bytes. Este código es responsable de iniciar el proceso de arranque del sistema operativo.</text:p>
            </text:list-item>
            <text:list-item>
              <text:p text:style-name="P139"><text:span text:style-name="Strong_20_Emphasis">Tabla de Particiones</text:span>: 64 bytes. Contiene información sobre las particiones del disco, permitiendo un máximo de 4 particiones primarias.</text:p>
              <text:list>
                <text:list-item>
                  <text:p text:style-name="P139">Cada entrada de partición ocupa 16 bytes.</text:p>
                </text:list-item>
              </text:list>
            </text:list-item>
            <text:list-item>
              <text:p text:style-name="P139"><text:span text:style-name="Strong_20_Emphasis">Firma de Arranque</text:span>: 2 bytes. Los valores son <text:span text:style-name="Source_20_Text">0x55AA</text:span>, que indican que el MBR es válido.</text:p>
            </text:list-item>
          </text:list>
        </text:list-item>
        <text:list-item>
          <text:p text:style-name="P139"><text:span text:style-name="Strong_20_Emphasis">Límite de Disco</text:span>: Puede gestionar discos de hasta 2.2 TB.</text:p>
        </text:list-item>
        <text:list-item>
          <text:p text:style-name="P139"><text:span text:style-name="Strong_20_Emphasis">Tipos de Particiones</text:span>:</text:p>
          <text:list>
            <text:list-item>
              <text:p text:style-name="P139">Hasta 4 particiones primarias.</text:p>
            </text:list-item>
            <text:list-item>
              <text:p text:style-name="P138">Alternativamente, puede tener 3 particiones primarias y 1 extendida, que a su vez puede contener múltiples particiones lógicas.</text:p>
            </text:list-item>
          </text:list>
        </text:list-item>
      </text:list>
      <text:h text:style-name="Heading_20_3" text:outline-level="3"><text:soft-page-break/>UEFI (Unified Extensible Firmware Interface)</text:h>
      <text:h text:style-name="Heading_20_4" text:outline-level="4">Definición</text:h>
      <text:p text:style-name="Text_20_body">La Unified Extensible Firmware Interface (UEFI) es un estándar moderno que reemplaza a la BIOS tradicional y permite la inicialización del hardware y la carga del sistema operativo. UEFI proporciona una interfaz más rica y segura, así como una mejor compatibilidad con hardware moderno.</text:p>
      <text:h text:style-name="Heading_20_4" text:outline-level="4">Especificaciones</text:h>
      <text:list text:style-name="L82">
        <text:list-item>
          <text:p text:style-name="P141"><text:span text:style-name="Strong_20_Emphasis">Tamaño</text:span>: No tiene un tamaño fijo como el MBR; depende de la implementación, pero el tamaño de la partición EFI suele ser de 100 a 500 MB.</text:p>
        </text:list-item>
        <text:list-item>
          <text:p text:style-name="P141"><text:span text:style-name="Strong_20_Emphasis">Estructura</text:span>:</text:p>
          <text:list>
            <text:list-item>
              <text:p text:style-name="P141"><text:span text:style-name="Strong_20_Emphasis">Sistema de Archivos</text:span>: Utiliza un sistema de archivos FAT (FAT32) para almacenar los archivos de arranque.</text:p>
            </text:list-item>
            <text:list-item>
              <text:p text:style-name="P141"><text:span text:style-name="Strong_20_Emphasis">Tabla de Particiones</text:span>: Soporta la tabla de particiones GPT (GUID Partition Table), que permite más de 128 particiones y discos de hasta 9.4 ZB.</text:p>
            </text:list-item>
          </text:list>
        </text:list-item>
        <text:list-item>
          <text:p text:style-name="P141"><text:span text:style-name="Strong_20_Emphasis">Código de Arranque</text:span>: Puede contener archivos ejecutables y controladores de dispositivo en formato .efi, que son cargados por el firmware durante el arranque.</text:p>
        </text:list-item>
        <text:list-item>
          <text:p text:style-name="P141"><text:span text:style-name="Strong_20_Emphasis">Límite de Disco</text:span>: Soporta discos de más de 2.2 TB y permite múltiples particiones.</text:p>
        </text:list-item>
        <text:list-item>
          <text:p text:style-name="P141"><text:span text:style-name="Strong_20_Emphasis">Características</text:span>:</text:p>
          <text:list>
            <text:list-item>
              <text:p text:style-name="P141"><text:span text:style-name="Strong_20_Emphasis">Arranque Seguro (Secure Boot)</text:span>: Una medida de seguridad que asegura que solo se carguen controladores y sistemas operativos firmados y autorizados.</text:p>
            </text:list-item>
            <text:list-item>
              <text:p text:style-name="P141"><text:span text:style-name="Strong_20_Emphasis">Compatibilidad con Redes</text:span>: Permite el arranque a través de redes, lo que no era común en MBR.</text:p>
            </text:list-item>
            <text:list-item>
              <text:p text:style-name="P140"><text:span text:style-name="Strong_20_Emphasis">Interfaz Gráfica</text:span>: Proporciona una interfaz más moderna y fácil de usar.</text:p>
            </text:list-item>
          </text:list>
        </text:list-item>
      </text:list>
      <text:h text:style-name="Heading_20_3" text:outline-level="3">Comparación Resumida</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Característica</text:p>
            </table:table-cell>
            <table:table-cell table:style-name="Tabla7.A1" office:value-type="string">
              <text:p text:style-name="Table_20_Heading">MBR</text:p>
            </table:table-cell>
            <table:table-cell table:style-name="Tabla7.A1" office:value-type="string">
              <text:p text:style-name="Table_20_Heading">UEFI</text:p>
            </table:table-cell>
          </table:table-row>
        </table:table-header-rows>
        <table:table-row>
          <table:table-cell table:style-name="Tabla7.A1" office:value-type="string">
            <text:p text:style-name="Table_20_Contents"><text:span text:style-name="Strong_20_Emphasis">Tamaño</text:span></text:p>
          </table:table-cell>
          <table:table-cell table:style-name="Tabla7.A1" office:value-type="string">
            <text:p text:style-name="Table_20_Contents">512 bytes</text:p>
          </table:table-cell>
          <table:table-cell table:style-name="Tabla7.A1" office:value-type="string">
            <text:p text:style-name="Table_20_Contents">Variable (partición EFI: 100-500 MB)</text:p>
          </table:table-cell>
        </table:table-row>
        <table:table-row>
          <table:table-cell table:style-name="Tabla7.A1" office:value-type="string">
            <text:p text:style-name="Table_20_Contents"><text:span text:style-name="Strong_20_Emphasis">Código de Arranque</text:span></text:p>
          </table:table-cell>
          <table:table-cell table:style-name="Tabla7.A1" office:value-type="string">
            <text:p text:style-name="Table_20_Contents">446 bytes</text:p>
          </table:table-cell>
          <table:table-cell table:style-name="Tabla7.A1" office:value-type="string">
            <text:p text:style-name="Table_20_Contents">Archivos .efi</text:p>
          </table:table-cell>
        </table:table-row>
        <table:table-row>
          <table:table-cell table:style-name="Tabla7.A1" office:value-type="string">
            <text:p text:style-name="Table_20_Contents"><text:span text:style-name="Strong_20_Emphasis">Tabla de Particiones</text:span></text:p>
          </table:table-cell>
          <table:table-cell table:style-name="Tabla7.A1" office:value-type="string">
            <text:p text:style-name="Table_20_Contents">Hasta 4 primarias / 1 extendida</text:p>
          </table:table-cell>
          <table:table-cell table:style-name="Tabla7.A1" office:value-type="string">
            <text:p text:style-name="Table_20_Contents">GPT, hasta 128 particiones</text:p>
          </table:table-cell>
        </table:table-row>
        <table:table-row>
          <table:table-cell table:style-name="Tabla7.A1" office:value-type="string">
            <text:p text:style-name="Table_20_Contents"><text:span text:style-name="Strong_20_Emphasis">Límite de Disco</text:span></text:p>
          </table:table-cell>
          <table:table-cell table:style-name="Tabla7.A1" office:value-type="string">
            <text:p text:style-name="Table_20_Contents">2.2 TB</text:p>
          </table:table-cell>
          <table:table-cell table:style-name="Tabla7.A1" office:value-type="string">
            <text:p text:style-name="Table_20_Contents">9.4 ZB</text:p>
          </table:table-cell>
        </table:table-row>
        <table:table-row>
          <table:table-cell table:style-name="Tabla7.A1" office:value-type="string">
            <text:p text:style-name="Table_20_Contents"><text:span text:style-name="Strong_20_Emphasis">Arranque Seguro</text:span></text:p>
          </table:table-cell>
          <table:table-cell table:style-name="Tabla7.A1" office:value-type="string">
            <text:p text:style-name="Table_20_Contents">No</text:p>
          </table:table-cell>
          <table:table-cell table:style-name="Tabla7.A1" office:value-type="string">
            <text:p text:style-name="Table_20_Contents">Sí</text:p>
          </table:table-cell>
        </table:table-row>
        <table:table-row>
          <table:table-cell table:style-name="Tabla7.A1" office:value-type="string">
            <text:p text:style-name="Table_20_Contents"><text:span text:style-name="Strong_20_Emphasis">Interfaz</text:span></text:p>
          </table:table-cell>
          <table:table-cell table:style-name="Tabla7.A1" office:value-type="string">
            <text:p text:style-name="Table_20_Contents">Solo teclado</text:p>
          </table:table-cell>
          <table:table-cell table:style-name="Tabla7.A1" office:value-type="string">
            <text:p text:style-name="Table_20_Contents">Gráfica y teclado/ratón</text:p>
          </table:table-cell>
        </table:table-row>
      </table:table>
      <text:p text:style-name="Text_20_body">Estas definiciones y especificaciones destacan las diferencias clave entre MBR y UEFI, mostrando cómo cada uno se adapta a las necesidades del hardware y del software moderno.</text:p>
      <text:h text:style-name="Heading_20_1" text:outline-level="1">TABLA PARTICIONES / FORMATEO</text:h>
      <text:p text:style-name="Text_20_body">La <text:span text:style-name="Strong_20_Emphasis">tabla de particiones</text:span> y el <text:span text:style-name="Strong_20_Emphasis">formateo</text:span> son conceptos relacionados con la gestión de discos duros y otros dispositivos de almacenamiento, pero se refieren a procesos y funciones diferentes. A continuación se explican sus diferencias:</text:p>
      <text:h text:style-name="Heading_20_3" text:outline-level="3"><text:soft-page-break/>Tabla de Particiones</text:h>
      <text:h text:style-name="Heading_20_4" text:outline-level="4">Definición</text:h>
      <text:p text:style-name="Text_20_body">La tabla de particiones es una estructura de datos que se encuentra en el disco duro y que define cómo se divide el espacio en disco en diferentes particiones. Cada partición puede ser tratada como un disco independiente.</text:p>
      <text:h text:style-name="Heading_20_4" text:outline-level="4">Funciones</text:h>
      <text:list text:style-name="L83">
        <text:list-item>
          <text:p text:style-name="P143"><text:span text:style-name="Strong_20_Emphasis">Organización del Espacio</text:span>: Permite dividir un disco físico en varias particiones lógicas. Cada partición puede ser utilizada para diferentes propósitos, como almacenar sistemas operativos, archivos de datos o sistemas de respaldo.</text:p>
        </text:list-item>
        <text:list-item>
          <text:p text:style-name="P143"><text:span text:style-name="Strong_20_Emphasis">Gestión de Particiones</text:span>: Proporciona información sobre el tamaño, el tipo y la ubicación de cada partición en el disco.</text:p>
        </text:list-item>
        <text:list-item>
          <text:p text:style-name="P142"><text:span text:style-name="Strong_20_Emphasis">Tipos de Particiones</text:span>: Puede contener particiones primarias, extendidas y lógicas, dependiendo del esquema de particionamiento (MBR o GPT).</text:p>
        </text:list-item>
      </text:list>
      <text:h text:style-name="Heading_20_4" text:outline-level="4">Ejemplo</text:h>
      <text:list text:style-name="L84">
        <text:list-item>
          <text:p text:style-name="P144">En un disco duro, puedes tener una partición para el sistema operativo, otra para archivos personales y una tercera para datos de respaldo. La tabla de particiones define estas divisiones.</text:p>
        </text:list-item>
      </text:list>
      <text:h text:style-name="Heading_20_3" text:outline-level="3">Formatear</text:h>
      <text:h text:style-name="Heading_20_4" text:outline-level="4">Definición</text:h>
      <text:p text:style-name="Text_20_body">Formatear un disco o partición es el proceso de preparar un espacio de almacenamiento para su uso, creando un sistema de archivos que organiza cómo se almacenan y recuperan los datos.</text:p>
      <text:h text:style-name="Heading_20_4" text:outline-level="4">Funciones</text:h>
      <text:list text:style-name="L85">
        <text:list-item>
          <text:p text:style-name="P146"><text:span text:style-name="Strong_20_Emphasis">Creación de Sistema de Archivos</text:span>: Establece un sistema de archivos (como NTFS, FAT32, ext4, etc.) que permite al sistema operativo gestionar el almacenamiento y la recuperación de archivos.</text:p>
        </text:list-item>
        <text:list-item>
          <text:p text:style-name="P146"><text:span text:style-name="Strong_20_Emphasis">Borrado de Datos</text:span>: Puede eliminar todos los datos existentes en la partición (dependiendo del tipo de formateo) y prepara el espacio para almacenar nuevos datos.</text:p>
        </text:list-item>
        <text:list-item>
          <text:p text:style-name="P145"><text:span text:style-name="Strong_20_Emphasis">Reparación de Errores</text:span>: A veces se utiliza para reparar errores en el sistema de archivos de una partición.</text:p>
        </text:list-item>
      </text:list>
      <text:h text:style-name="Heading_20_4" text:outline-level="4">Ejemplo</text:h>
      <text:list text:style-name="L86">
        <text:list-item>
          <text:p text:style-name="P147">Cuando formateas una partición, puedes elegir un sistema de archivos (por ejemplo, NTFS para Windows o ext4 para Linux). Este proceso organiza cómo se almacenarán los archivos y puede borrar todos los archivos existentes en esa partición.</text:p>
        </text:list-item>
      </text:list>
      <text:h text:style-name="Heading_20_3" text:outline-level="3">Comparación Resumida</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Característica</text:p>
            </table:table-cell>
            <table:table-cell table:style-name="Tabla8.A1" office:value-type="string">
              <text:p text:style-name="Table_20_Heading">Tabla de Particiones</text:p>
            </table:table-cell>
            <table:table-cell table:style-name="Tabla8.A1" office:value-type="string">
              <text:p text:style-name="Table_20_Heading">Formatear</text:p>
            </table:table-cell>
          </table:table-row>
        </table:table-header-rows>
        <table:table-row>
          <table:table-cell table:style-name="Tabla8.A1" office:value-type="string">
            <text:p text:style-name="Table_20_Contents"><text:span text:style-name="Strong_20_Emphasis">Definición</text:span></text:p>
          </table:table-cell>
          <table:table-cell table:style-name="Tabla8.A1" office:value-type="string">
            <text:p text:style-name="Table_20_Contents">Estructura que define cómo se divide el disco</text:p>
          </table:table-cell>
          <table:table-cell table:style-name="Tabla8.A1" office:value-type="string">
            <text:p text:style-name="Table_20_Contents">Proceso que prepara una partición para su uso</text:p>
          </table:table-cell>
        </table:table-row>
        <text:soft-page-break/>
        <table:table-row>
          <table:table-cell table:style-name="Tabla8.A1" office:value-type="string">
            <text:p text:style-name="Table_20_Contents"><text:span text:style-name="Strong_20_Emphasis">Función</text:span></text:p>
          </table:table-cell>
          <table:table-cell table:style-name="Tabla8.A1" office:value-type="string">
            <text:p text:style-name="Table_20_Contents">Organizar el espacio en disco</text:p>
          </table:table-cell>
          <table:table-cell table:style-name="Tabla8.A1" office:value-type="string">
            <text:p text:style-name="Table_20_Contents">Crear un sistema de archivos y eliminar datos</text:p>
          </table:table-cell>
        </table:table-row>
        <table:table-row>
          <table:table-cell table:style-name="Tabla8.A1" office:value-type="string">
            <text:p text:style-name="Table_20_Contents"><text:span text:style-name="Strong_20_Emphasis">Datos Afectados</text:span></text:p>
          </table:table-cell>
          <table:table-cell table:style-name="Tabla8.A1" office:value-type="string">
            <text:p text:style-name="Table_20_Contents">No afecta los datos, solo la organización</text:p>
          </table:table-cell>
          <table:table-cell table:style-name="Tabla8.A1" office:value-type="string">
            <text:p text:style-name="Table_20_Contents">Puede borrar datos existentes</text:p>
          </table:table-cell>
        </table:table-row>
        <table:table-row>
          <table:table-cell table:style-name="Tabla8.A1" office:value-type="string">
            <text:p text:style-name="Table_20_Contents"><text:span text:style-name="Strong_20_Emphasis">Tipos de Operaciones</text:span></text:p>
          </table:table-cell>
          <table:table-cell table:style-name="Tabla8.A1" office:value-type="string">
            <text:p text:style-name="Table_20_Contents">Crear, eliminar o modificar particiones</text:p>
          </table:table-cell>
          <table:table-cell table:style-name="Tabla8.A1" office:value-type="string">
            <text:p text:style-name="Table_20_Contents">Formato rápido, formato completo</text:p>
          </table:table-cell>
        </table:table-row>
      </table:table>
      <text:h text:style-name="Heading_20_3" text:outline-level="3">Resumen</text:h>
      <text:p text:style-name="Text_20_body">En resumen, la tabla de particiones se encarga de cómo se organiza el espacio en el disco, mientras que formatear se refiere al proceso de preparar una partición para el almacenamiento de datos, estableciendo un sistema de archivos. Ambos son esenciales para el manejo eficaz de dispositivos de almacenamiento, pero cumplen roles diferentes en la gestión de datos.</text:p>
      <text:h text:style-name="Heading_20_1" text:outline-level="1">RAID</text:h>
      <text:p text:style-name="Text_20_body"><text:span text:style-name="Strong_20_Emphasis">RAID</text:span> (Redundant Array of Independent Disks) es una tecnología de almacenamiento que combina múltiples discos duros en una única unidad lógica para mejorar el rendimiento, la redundancia y la disponibilidad de los datos. Existen diferentes niveles de RAID, cada uno con sus propias características y utilidades.</text:p>
      <text:h text:style-name="Heading_20_3" text:outline-level="3">Tipos de RAID</text:h>
      <table:table table:name="Tabla9" table:style-name="Tabla9">
        <table:table-column table:style-name="Tabla9.A"/>
        <table:table-column table:style-name="Tabla9.B"/>
        <table:table-column table:style-name="Tabla9.C"/>
        <table:table-column table:style-name="Tabla9.D"/>
        <table:table-column table:style-name="Tabla9.E"/>
        <table:table-header-rows>
          <table:table-row>
            <table:table-cell table:style-name="Tabla9.A1" office:value-type="string">
              <text:p text:style-name="Table_20_Heading"><text:span text:style-name="Strong_20_Emphasis">Nivel de RAID</text:span></text:p>
            </table:table-cell>
            <table:table-cell table:style-name="Tabla9.A1" office:value-type="string">
              <text:p text:style-name="Table_20_Heading"><text:span text:style-name="Strong_20_Emphasis">Descripción</text:span></text:p>
            </table:table-cell>
            <table:table-cell table:style-name="Tabla9.A1" office:value-type="string">
              <text:p text:style-name="Table_20_Heading"><text:span text:style-name="Strong_20_Emphasis">Ventajas</text:span></text:p>
            </table:table-cell>
            <table:table-cell table:style-name="Tabla9.A1" office:value-type="string">
              <text:p text:style-name="Table_20_Heading"><text:span text:style-name="Strong_20_Emphasis">Desventajas</text:span></text:p>
            </table:table-cell>
            <table:table-cell table:style-name="Tabla9.A1" office:value-type="string">
              <text:p text:style-name="Table_20_Heading"><text:span text:style-name="Strong_20_Emphasis">Recomendado para</text:span></text:p>
            </table:table-cell>
          </table:table-row>
        </table:table-header-rows>
        <table:table-row>
          <table:table-cell table:style-name="Tabla9.A1" office:value-type="string">
            <text:p text:style-name="Table_20_Contents"><text:span text:style-name="Strong_20_Emphasis">RAID 0</text:span></text:p>
          </table:table-cell>
          <table:table-cell table:style-name="Tabla9.A1" office:value-type="string">
            <text:p text:style-name="Table_20_Contents">Distribuye los datos uniformemente entre dos o más discos (striping).</text:p>
          </table:table-cell>
          <table:table-cell table:style-name="Tabla9.A1" office:value-type="string">
            <text:p text:style-name="Table_20_Contents">Mejora el rendimiento (alta velocidad de lectura/escritura).</text:p>
          </table:table-cell>
          <table:table-cell table:style-name="Tabla9.A1" office:value-type="string">
            <text:p text:style-name="Table_20_Contents">No proporciona redundancia; si un disco falla, se pierden todos los datos.</text:p>
          </table:table-cell>
          <table:table-cell table:style-name="Tabla9.A1" office:value-type="string">
            <text:p text:style-name="Table_20_Contents">Aplicaciones que requieren alto rendimiento.</text:p>
          </table:table-cell>
        </table:table-row>
        <table:table-row>
          <table:table-cell table:style-name="Tabla9.A1" office:value-type="string">
            <text:p text:style-name="Table_20_Contents"><text:span text:style-name="Strong_20_Emphasis">RAID 1</text:span></text:p>
          </table:table-cell>
          <table:table-cell table:style-name="Tabla9.A1" office:value-type="string">
            <text:p text:style-name="Table_20_Contents">Duplica los datos en dos discos (mirroring).</text:p>
          </table:table-cell>
          <table:table-cell table:style-name="Tabla9.A1" office:value-type="string">
            <text:p text:style-name="Table_20_Contents">Alta disponibilidad; si un disco falla, los datos permanecen seguros.</text:p>
          </table:table-cell>
          <table:table-cell table:style-name="Tabla9.A1" office:value-type="string">
            <text:p text:style-name="Table_20_Contents">Reduce la capacidad total a la mitad.</text:p>
          </table:table-cell>
          <table:table-cell table:style-name="Tabla9.A1" office:value-type="string">
            <text:p text:style-name="Table_20_Contents">Sistemas donde la seguridad de datos es crucial.</text:p>
          </table:table-cell>
        </table:table-row>
        <table:table-row>
          <table:table-cell table:style-name="Tabla9.A1" office:value-type="string">
            <text:p text:style-name="Table_20_Contents"><text:span text:style-name="Strong_20_Emphasis">RAID 5</text:span></text:p>
          </table:table-cell>
          <table:table-cell table:style-name="Tabla9.A1" office:value-type="string">
            <text:p text:style-name="Table_20_Contents">Distribuye los datos y la paridad entre tres o más discos.</text:p>
          </table:table-cell>
          <table:table-cell table:style-name="Tabla9.A1" office:value-type="string">
            <text:p text:style-name="Table_20_Contents">Buen equilibrio entre rendimiento, capacidad y seguridad.</text:p>
          </table:table-cell>
          <table:table-cell table:style-name="Tabla9.A1" office:value-type="string">
            <text:p text:style-name="Table_20_Contents">Se requiere al menos tres discos; la reconstrucción puede ser lenta.</text:p>
          </table:table-cell>
          <table:table-cell table:style-name="Tabla9.A1" office:value-type="string">
            <text:p text:style-name="Table_20_Contents">Servidores de archivos y sistemas de almacenamiento.</text:p>
          </table:table-cell>
        </table:table-row>
        <table:table-row>
          <table:table-cell table:style-name="Tabla9.A1" office:value-type="string">
            <text:p text:style-name="Table_20_Contents"><text:span text:style-name="Strong_20_Emphasis">RAID 6</text:span></text:p>
          </table:table-cell>
          <table:table-cell table:style-name="Tabla9.A1" office:value-type="string">
            <text:p text:style-name="Table_20_Contents">Similar a RAID 5, pero utiliza doble paridad.</text:p>
          </table:table-cell>
          <table:table-cell table:style-name="Tabla9.A1" office:value-type="string">
            <text:p text:style-name="Table_20_Contents">Mayor tolerancia a fallos (hasta dos discos pueden fallar).</text:p>
          </table:table-cell>
          <table:table-cell table:style-name="Tabla9.A1" office:value-type="string">
            <text:p text:style-name="Table_20_Contents">Requiere al menos cuatro discos; menor rendimiento en escritura que RAID 5.</text:p>
          </table:table-cell>
          <table:table-cell table:style-name="Tabla9.A1" office:value-type="string">
            <text:p text:style-name="Table_20_Contents">Aplicaciones críticas donde la seguridad es primordial.</text:p>
          </table:table-cell>
        </table:table-row>
        <table:table-row>
          <table:table-cell table:style-name="Tabla9.A1" office:value-type="string">
            <text:p text:style-name="Table_20_Contents"><text:span text:style-name="Strong_20_Emphasis">RAID 10</text:span></text:p>
          </table:table-cell>
          <table:table-cell table:style-name="Tabla9.A1" office:value-type="string">
            <text:p text:style-name="Table_20_Contents">Combina RAID 1 y RAID 0 (striping y mirroring).</text:p>
          </table:table-cell>
          <table:table-cell table:style-name="Tabla9.A1" office:value-type="string">
            <text:p text:style-name="Table_20_Contents">Alta velocidad y redundancia; mejor rendimiento y seguridad.</text:p>
          </table:table-cell>
          <table:table-cell table:style-name="Tabla9.A1" office:value-type="string">
            <text:p text:style-name="Table_20_Contents">Requiere al menos cuatro discos; reduce la capacidad total a la mitad.</text:p>
          </table:table-cell>
          <table:table-cell table:style-name="Tabla9.A1" office:value-type="string">
            <text:p text:style-name="Table_20_Contents">Bases de datos y aplicaciones críticas que requieren alto rendimiento y disponibilidad.</text:p>
          </table:table-cell>
        </table:table-row>
        <table:table-row>
          <table:table-cell table:style-name="Tabla9.A1" office:value-type="string">
            <text:p text:style-name="Table_20_Contents"><text:span text:style-name="Strong_20_Emphasis">RAID </text:span><text:soft-page-break/><text:span text:style-name="Strong_20_Emphasis">50</text:span></text:p>
          </table:table-cell>
          <table:table-cell table:style-name="Tabla9.A1" office:value-type="string">
            <text:p text:style-name="Table_20_Contents">Combina RAID 5 y <text:soft-page-break/>RAID 0.</text:p>
          </table:table-cell>
          <table:table-cell table:style-name="Tabla9.A1" office:value-type="string">
            <text:p text:style-name="Table_20_Contents">Buen rendimiento y <text:soft-page-break/>tolerancia a fallos; mejor que RAID 5 solo.</text:p>
          </table:table-cell>
          <table:table-cell table:style-name="Tabla9.A1" office:value-type="string">
            <text:p text:style-name="Table_20_Contents">Requiere al menos <text:soft-page-break/>seis discos; más complejo de implementar.</text:p>
          </table:table-cell>
          <table:table-cell table:style-name="Tabla9.A1" office:value-type="string">
            <text:p text:style-name="Table_20_Contents">Sistemas con alto <text:soft-page-break/>rendimiento y alta capacidad de almacenamiento.</text:p>
          </table:table-cell>
        </table:table-row>
        <table:table-row>
          <table:table-cell table:style-name="Tabla9.A1" office:value-type="string">
            <text:p text:style-name="Table_20_Contents"><text:span text:style-name="Strong_20_Emphasis">RAID 60</text:span></text:p>
          </table:table-cell>
          <table:table-cell table:style-name="Tabla9.A1" office:value-type="string">
            <text:p text:style-name="Table_20_Contents">Combina RAID 6 y RAID 0.</text:p>
          </table:table-cell>
          <table:table-cell table:style-name="Tabla9.A1" office:value-type="string">
            <text:p text:style-name="Table_20_Contents">Alta seguridad y rendimiento; permite múltiples fallos de disco.</text:p>
          </table:table-cell>
          <table:table-cell table:style-name="Tabla9.A1" office:value-type="string">
            <text:p text:style-name="Table_20_Contents">Requiere al menos ocho discos; menor rendimiento en comparación con RAID 10.</text:p>
          </table:table-cell>
          <table:table-cell table:style-name="Tabla9.A1" office:value-type="string">
            <text:p text:style-name="Table_20_Contents">Aplicaciones críticas donde la seguridad de datos es primordial y se requieren múltiples discos.</text:p>
          </table:table-cell>
        </table:table-row>
      </table:table>
      <text:h text:style-name="Heading_20_3" text:outline-level="3">Resumen</text:h>
      <text:p text:style-name="Text_20_body">Los niveles de RAID se eligen según las necesidades específicas de rendimiento, capacidad y tolerancia a fallos. RAID es particularmente útil en entornos empresariales y de servidor donde la disponibilidad y la seguridad de los datos son cruciales.</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0-24T20:27:14.074838457</dc:date>
    <meta:editing-duration>PT1H16M43S</meta:editing-duration>
    <meta:editing-cycles>5</meta:editing-cycles>
    <meta:generator>LibreOffice/24.2.2.2$Linux_X86_64 LibreOffice_project/d56cc158d8a96260b836f100ef4b4ef25d6f1a01</meta:generator>
    <meta:print-date>2024-10-22T20:00:51.935609011</meta:print-date>
    <meta:printed-by>Archivos PDF</meta:printed-by>
    <meta:document-statistic meta:table-count="9" meta:image-count="0" meta:object-count="0" meta:page-count="22" meta:paragraph-count="539" meta:word-count="8109" meta:character-count="49288" meta:non-whitespace-character-count="41892"/>
  </office:meta>
</office:document-meta>
</file>